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20D0000271100001AB4DFD6C909.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e6e6ff" draw:fill-gradient-name="Gradient_20_27" draw:textarea-horizontal-align="center" draw:textarea-vertical-align="middle" draw:shadow="hidden"/>
    </style:style>
    <style:style style:name="gr2" style:family="graphic" style:parent-style-name="standard">
      <style:graphic-properties draw:stroke="dash" draw:stroke-dash="Ultrafine_20_Dashed" draw:fill="none" draw:fill-gradient-name="Square_20_yellow_2f_white" draw:textarea-horizontal-align="justify" draw:textarea-vertical-align="middle" draw:auto-grow-height="false" fo:min-height="0cm" fo:min-width="0cm" fo:wrap-option="wrap"/>
    </style:style>
    <style:style style:name="gr3" style:family="graphic" style:parent-style-name="standard">
      <style:graphic-properties draw:fill="solid" draw:fill-color="#e6e6ff" draw:fill-gradient-name="Gradient_20_8" draw:textarea-horizontal-align="center" draw:textarea-vertical-align="middle" draw:shadow="hidden"/>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svg:stroke-color="#000000" draw:marker-end="Symmetric_20_Arrow" draw:marker-end-width="0.3cm" draw:fill="none" draw:textarea-horizontal-align="center" draw:textarea-vertical-align="middle"/>
    </style:style>
    <style:style style:name="gr6" style:family="graphic" style:parent-style-name="standard">
      <style:graphic-properties draw:marker-end="Symmetric_20_Arrow" draw:marker-end-width="0.3cm" draw:textarea-horizontal-align="center" draw:textarea-vertical-align="middle"/>
    </style:style>
    <style:style style:name="gr7" style:family="graphic" style:parent-style-name="standard">
      <style:graphic-properties draw:stroke="dash" draw:stroke-dash="Ultrafine_20_Dashed" draw:fill="none" draw:textarea-horizontal-align="center" draw:textarea-vertical-align="middle"/>
    </style:style>
    <style:style style:name="gr8" style:family="graphic" style:parent-style-name="standard">
      <style:graphic-properties draw:stroke="dash" draw:stroke-dash="Ultrafine_20_Dashed" draw:fill="none" draw:textarea-horizontal-align="justify" draw:textarea-vertical-align="middle" draw:auto-grow-height="false" fo:min-height="0cm" fo:min-width="0cm" fo:wrap-option="no-wrap"/>
    </style:style>
    <style:style style:name="gr9" style:family="graphic">
      <style:graphic-properties style:protect="size"/>
    </style:style>
    <style:style style:name="gr10" style:family="graphic" style:parent-style-name="standard">
      <style:graphic-properties draw:fill="none" draw:textarea-horizontal-align="center" draw:textarea-vertical-align="middle"/>
    </style:style>
    <style:style style:name="gr11" style:family="graphic" style:parent-style-name="standard">
      <style:graphic-properties draw:fill="solid" draw:fill-color="#e6e6ff" draw:textarea-horizontal-align="center" draw:textarea-vertical-align="middle"/>
    </style:style>
    <style:style style:name="gr12" style:family="graphic" style:parent-style-name="standard">
      <style:graphic-properties draw:stroke="dash" draw:stroke-dash="Ultrafine_20_Dashed" draw:textarea-horizontal-align="center" draw:textarea-vertical-align="middle"/>
    </style:style>
    <style:style style:name="gr13" style:family="graphic" style:parent-style-name="standard">
      <style:graphic-properties draw:stroke="dash" draw:stroke-dash="Ultrafine_20_Dashed" draw:fill="solid" draw:fill-color="#e6e6e6" draw:textarea-horizontal-align="justify" draw:textarea-vertical-align="middle" draw:auto-grow-height="false" fo:min-height="0cm" fo:min-width="0cm" fo:wrap-option="no-wrap"/>
    </style:style>
    <style:style style:name="gr14" style:family="graphic" style:parent-style-name="standard">
      <style:graphic-properties draw:fill="none" draw:textarea-vertical-align="middle" draw:auto-grow-height="false" fo:min-height="0.749cm" fo:min-width="0.499cm"/>
    </style:style>
    <style:style style:name="gr15" style:family="graphic" style:parent-style-name="standard">
      <style:graphic-properties draw:stroke="dash" draw:stroke-dash="Ultrafine_20_Dashed" draw:marker-start="Symmetric_20_Arrow" draw:marker-end="" draw:marker-end-width="0.3cm" draw:textarea-horizontal-align="center"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false" fo:min-height="0cm" fo:min-width="5.742cm"/>
    </style:style>
    <style:style style:name="gr17" style:family="graphic" style:parent-style-name="standard">
      <style:graphic-properties draw:fill="none" draw:fill-gradient-name="Gradient_20_8" draw:textarea-horizontal-align="center" draw:textarea-vertical-align="middle"/>
    </style:style>
    <style:style style:name="gr18" style:family="graphic" style:parent-style-name="standard">
      <style:graphic-properties draw:stroke="dash" draw:stroke-dash="Ultrafine_20_Dashed" draw:fill="solid" draw:fill-color="#e6e6ff" draw:fill-gradient-name="Gradient_20_27" draw:opacity="50%" draw:textarea-horizontal-align="center" draw:textarea-vertical-align="middle" draw:shadow="hidden" draw:shadow-opacity="50%"/>
    </style:style>
    <style:style style:name="gr19" style:family="graphic" style:parent-style-name="standard">
      <style:graphic-properties draw:stroke="dash" draw:stroke-dash="Ultrafine_20_Dashed" draw:marker-start="" draw:marker-end="" draw:marker-end-width="0.3cm" draw:textarea-horizontal-align="center" draw:textarea-vertical-align="middle"/>
    </style:style>
    <style:style style:name="gr20" style:family="graphic" style:parent-style-name="standard">
      <style:graphic-properties draw:stroke="solid" draw:stroke-dash="Ultrafine_20_Dashed" draw:fill="solid" draw:fill-color="#e6e6ff" draw:fill-gradient-name="Gradient_20_27" draw:opacity="100%" draw:textarea-horizontal-align="center" draw:textarea-vertical-align="middle" draw:shadow="hidden" draw:shadow-opacity="100%"/>
    </style:style>
    <style:style style:name="gr21" style:family="graphic" style:parent-style-name="standard">
      <style:graphic-properties draw:stroke="none" svg:stroke-color="#000000" draw:fill="none" draw:fill-color="#ffffff" draw:textarea-horizontal-align="left" draw:auto-grow-height="true" draw:auto-grow-width="true" fo:min-height="0.37cm" fo:min-width="0cm"/>
    </style:style>
    <style:style style:name="gr22" style:family="graphic" style:parent-style-name="standard">
      <style:graphic-properties draw:stroke="none" svg:stroke-color="#000000" draw:fill="none" draw:fill-color="#ffffff" draw:textarea-horizontal-align="left" draw:auto-grow-height="true" draw:auto-grow-width="true" fo:min-height="0.369cm" fo:min-width="0cm"/>
    </style:style>
    <style:style style:name="gr23" style:family="graphic" style:parent-style-name="standard">
      <style:graphic-properties draw:marker-start="Symmetric_20_Arrow" draw:marker-end="" draw:marker-end-width="0.3cm" draw:textarea-horizontal-align="center" draw:textarea-vertical-align="middle"/>
    </style:style>
    <style:style style:name="gr24" style:family="graphic" style:parent-style-name="standard">
      <style:graphic-properties draw:marker-start="Symmetric_20_Arrow" draw:marker-end="Symmetric_20_Arrow" draw:marker-end-width="0.3cm" draw:textarea-horizontal-align="center" draw:textarea-vertical-align="middle"/>
    </style:style>
    <style:style style:name="gr25" style:family="graphic" style:parent-style-name="standard">
      <style:graphic-properties draw:fill="solid" draw:fill-color="#ffffcc" draw:fill-gradient-name="Gradient_20_7" draw:textarea-horizontal-align="justify" draw:textarea-vertical-align="middle" draw:auto-grow-height="false"/>
    </style:style>
    <style:style style:name="gr26" style:family="graphic" style:parent-style-name="standard">
      <style:graphic-properties draw:stroke="solid" draw:stroke-dash="Ultrafine_20_Dashed" draw:fill="solid" draw:fill-color="#e6e6ff" draw:fill-gradient-name="Gradient_20_27" draw:opacity="50%" draw:textarea-horizontal-align="center" draw:textarea-vertical-align="middle" draw:shadow="hidden" draw:shadow-opacity="50%"/>
    </style:style>
    <style:style style:name="gr27" style:family="graphic" style:parent-style-name="standard">
      <style:graphic-properties draw:stroke="none" draw:fill="none" draw:opacity="100%" draw:textarea-horizontal-align="center" draw:textarea-vertical-align="middle" draw:color-mode="standard" draw:luminance="0%" draw:contrast="0%" draw:gamma="100%" draw:red="0%" draw:green="0%" draw:blue="0%" draw:image-opacity="100%" style:mirror="none"/>
    </style:style>
    <style:style style:name="gr28" style:family="graphic" style:parent-style-name="standard">
      <style:graphic-properties svg:stroke-width="0cm" svg:stroke-color="#0066cc" draw:marker-start="Symmetric_20_Arrow" draw:marker-start-width="0.3cm" draw:marker-end="Symmetric_20_Arrow" draw:marker-end-width="0.3cm" draw:textarea-horizontal-align="center" draw:textarea-vertical-align="middle" fo:padding-top="0cm" fo:padding-bottom="0cm" fo:padding-left="0cm" fo:padding-right="0cm"/>
    </style:style>
    <style:style style:name="gr29" style:family="graphic" style:parent-style-name="standard">
      <style:graphic-properties svg:stroke-width="0cm" svg:stroke-color="#0066cc" draw:marker-start="Symmetric_20_Arrow" draw:marker-start-width="0.3cm" draw:marker-end="" draw:marker-end-width="0.3cm" draw:textarea-horizontal-align="center" draw:textarea-vertical-align="middle" fo:padding-top="0cm" fo:padding-bottom="0cm" fo:padding-left="0cm" fo:padding-right="0cm"/>
    </style:style>
    <style:style style:name="gr30" style:family="graphic" style:parent-style-name="standard">
      <style:graphic-properties draw:fill="solid" draw:fill-color="#ffffcc" draw:textarea-horizontal-align="justify" draw:textarea-vertical-align="middle" draw:auto-grow-height="false"/>
    </style:style>
    <style:style style:name="gr31" style:family="graphic" style:parent-style-name="standard">
      <style:graphic-properties draw:stroke="dash" draw:stroke-dash="Ultrafine_20_Dashed" svg:stroke-color="#000000" draw:fill="none" draw:fill-color="#ffffff" draw:textarea-horizontal-align="left" draw:auto-grow-height="true" draw:auto-grow-width="true" fo:min-height="1.217cm" fo:min-width="6.403cm"/>
    </style:style>
    <style:style style:name="gr32" style:family="graphic" style:parent-style-name="standard">
      <style:graphic-properties draw:stroke="none" draw:fill="none" fo:min-height="2.063cm"/>
    </style:style>
    <style:style style:name="gr33" style:family="graphic" style:parent-style-name="standard">
      <style:graphic-properties svg:stroke-color="#0066cc" draw:marker-start="Dimension_20_Lines" draw:marker-end="Symmetric_20_Arrow" draw:marker-end-width="0.3cm" draw:textarea-horizontal-align="center" draw:textarea-vertical-align="middle"/>
    </style:style>
    <style:style style:name="gr34" style:family="graphic" style:parent-style-name="standard">
      <style:graphic-properties draw:stroke="none" draw:fill="none" fo:min-height="0.959cm"/>
    </style:style>
    <style:style style:name="pr1" style:family="presentation" style:parent-style-name="標準-notes">
      <style:graphic-properties draw:fill-color="#ffffff" fo:min-height="11.411cm"/>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text-properties style:use-window-font-color="true" fo:font-size="10pt" fo:text-shadow="1pt 1pt" fo:font-weight="normal" style:font-size-asian="10pt" style:font-weight-asian="normal" style:font-size-complex="10pt" style:font-weight-complex="normal"/>
    </style:style>
    <style:style style:name="P3" style:family="paragraph">
      <style:paragraph-properties fo:margin-left="0cm" fo:margin-right="0cm" fo:text-align="start" fo:text-indent="0cm"/>
    </style:style>
    <style:style style:name="P4" style:family="paragraph">
      <style:paragraph-properties fo:margin-left="0cm" fo:margin-right="0cm" fo:text-align="start" fo:text-indent="0cm"/>
      <style:text-properties fo:font-size="10pt" fo:text-shadow="none" fo:font-weight="normal" style:font-size-asian="10pt" style:font-weight-asian="normal" style:font-size-complex="10pt" style:font-weight-complex="normal"/>
    </style:style>
    <style:style style:name="P5" style:family="paragraph">
      <style:paragraph-properties fo:margin-left="0cm" fo:margin-right="0cm" fo:text-indent="0cm"/>
      <style:text-properties fo:font-size="10pt" style:font-size-asian="10pt" style:font-size-complex="10pt"/>
    </style:style>
    <style:style style:name="P6" style:family="paragraph">
      <style:text-properties fo:font-size="11pt" style:font-size-asian="11pt" style:font-size-complex="11pt"/>
    </style:style>
    <style:style style:name="P7" style:family="paragraph">
      <style:text-properties fo:font-size="10pt" style:font-size-asian="10pt" style:font-size-complex="10pt"/>
    </style:style>
    <style:style style:name="P8" style:family="paragraph">
      <style:paragraph-properties fo:text-align="start"/>
    </style:style>
    <style:style style:name="P9" style:family="paragraph">
      <style:paragraph-properties fo:text-align="start"/>
      <style:text-properties style:use-window-font-color="true"/>
    </style:style>
    <style:style style:name="P10" style:family="paragraph">
      <style:paragraph-properties fo:text-align="start"/>
      <style:text-properties fo:font-size="10pt" style:font-size-asian="10pt" style:font-size-complex="10pt"/>
    </style:style>
    <style:style style:name="P11" style:family="paragraph">
      <style:paragraph-properties fo:text-align="center"/>
    </style:style>
    <style:style style:name="P12" style:family="paragraph">
      <style:text-properties fo:color="#0066cc" fo:font-size="10pt" style:font-size-asian="10pt" style:font-size-complex="10pt"/>
    </style:style>
    <style:style style:name="P13" style:family="paragraph">
      <style:paragraph-properties fo:margin-left="0cm" fo:margin-right="0cm" fo:text-indent="0cm"/>
      <style:text-properties style:use-window-font-color="true" fo:font-size="10pt" fo:font-weight="normal" style:font-size-asian="10pt" style:font-weight-asian="normal" style:font-size-complex="10pt" style:font-weight-complex="normal"/>
    </style:style>
    <style:style style:name="P14" style:family="paragraph">
      <style:paragraph-properties fo:margin-left="0cm" fo:margin-right="0cm" fo:text-align="center" fo:text-indent="0cm"/>
      <style:text-properties style:use-window-font-color="true" fo:font-size="11pt" fo:text-shadow="1pt 1pt" fo:font-weight="normal" style:font-size-asian="11pt" style:font-weight-asian="normal" style:font-size-complex="11pt" style:font-weight-complex="normal"/>
    </style:style>
    <style:style style:name="P15" style:family="paragraph">
      <style:paragraph-properties fo:margin-left="0cm" fo:margin-right="0cm" fo:text-align="center" fo:text-indent="0cm"/>
      <style:text-properties style:use-window-font-color="true" fo:font-size="11pt" fo:text-shadow="1pt 1pt" fo:font-weight="bold" style:font-size-asian="11pt" style:font-weight-asian="bold" style:font-size-complex="11pt" style:font-weight-complex="bold"/>
    </style:style>
    <style:style style:name="P16" style:family="paragraph">
      <style:text-properties fo:font-size="14pt" style:font-size-asian="14pt" style:font-size-complex="14pt"/>
    </style:style>
    <style:style style:name="P17" style:family="paragraph">
      <style:paragraph-properties fo:margin-left="0cm" fo:margin-right="0cm" fo:text-indent="0cm"/>
      <style:text-properties fo:font-size="10pt" fo:font-weight="normal" style:font-size-asian="10pt" style:font-weight-asian="normal" style:font-size-complex="10pt" style:font-weight-complex="normal"/>
    </style:style>
    <style:style style:name="P18" style:family="paragraph">
      <style:paragraph-properties fo:margin-left="0cm" fo:margin-right="0cm" fo:text-align="center" fo:text-indent="0cm"/>
    </style:style>
    <style:style style:name="P19" style:family="paragraph">
      <style:paragraph-properties fo:margin-left="0cm" fo:margin-right="0cm" fo:text-align="center" fo:text-indent="0cm"/>
      <style:text-properties fo:font-size="10pt" fo:font-weight="bold" style:font-size-asian="10pt" style:font-weight-asian="bold" style:font-size-complex="10pt" style:font-weight-complex="bold"/>
    </style:style>
    <style:style style:name="P20" style:family="paragraph">
      <style:paragraph-properties fo:margin-left="0cm" fo:margin-right="0cm" fo:text-align="center" fo:text-indent="0cm"/>
      <style:text-properties style:use-window-font-color="true" fo:font-size="12pt" fo:text-shadow="1pt 1pt" fo:font-weight="normal" style:font-size-asian="18pt" style:font-weight-asian="normal" style:font-weight-complex="normal"/>
    </style:style>
    <style:style style:name="P21" style:family="paragraph">
      <style:text-properties fo:font-size="12pt" fo:font-weight="normal" style:font-size-asian="12pt" style:font-weight-asian="normal" style:font-size-complex="12pt" style:font-weight-complex="normal"/>
    </style:style>
    <style:style style:name="P22" style:family="paragraph">
      <style:paragraph-properties fo:margin-left="0cm" fo:margin-right="0cm" fo:text-indent="0cm"/>
      <style:text-properties fo:color="#0000ff" fo:font-size="10pt" fo:text-shadow="none" fo:font-weight="normal" style:font-size-asian="10pt" style:font-weight-asian="normal" style:font-size-complex="10pt" style:font-weight-complex="normal"/>
    </style:style>
    <style:style style:name="P23" style:family="paragraph">
      <style:paragraph-properties fo:margin-left="0cm" fo:margin-right="0cm" fo:text-align="center" fo:text-indent="0cm"/>
      <style:text-properties fo:font-size="10pt" fo:text-shadow="none" fo:font-weight="normal" style:font-size-asian="10pt" style:font-weight-asian="normal" style:font-size-complex="10pt" style:font-weight-complex="normal"/>
    </style:style>
    <style:style style:name="P24" style:family="paragraph">
      <style:paragraph-properties fo:text-align="center"/>
      <style:text-properties fo:font-size="11pt" fo:font-weight="bold" style:font-size-asian="11pt" style:font-weight-asian="bold" style:font-size-complex="11pt" style:font-weight-complex="bold"/>
    </style:style>
    <style:style style:name="P25" style:family="paragraph">
      <style:paragraph-properties fo:text-align="center"/>
      <style:text-properties fo:font-size="10pt" style:font-size-asian="10pt" style:font-size-complex="10pt"/>
    </style:style>
    <style:style style:name="P26" style:family="paragraph">
      <style:paragraph-properties fo:text-align="center"/>
      <style:text-properties fo:font-size="13pt" fo:font-weight="bold" style:font-size-asian="13pt" style:font-weight-asian="bold" style:font-size-complex="13pt" style:font-weight-complex="bold"/>
    </style:style>
    <style:style style:name="P27" style:family="paragraph">
      <style:paragraph-properties fo:text-align="start"/>
      <style:text-properties fo:color="#0066cc" fo:font-size="12pt" style:font-size-asian="12pt" style:font-size-complex="12pt"/>
    </style:style>
    <style:style style:name="P28" style:family="paragraph">
      <style:text-properties fo:color="#0066cc" fo:font-size="12pt" style:font-size-asian="12pt" style:font-size-complex="12pt"/>
    </style:style>
    <style:style style:name="T1" style:family="text">
      <style:text-properties style:use-window-font-color="true" fo:font-size="10pt" fo:text-shadow="1pt 1pt" fo:font-weight="normal" style:font-size-asian="10pt" style:font-weight-asian="normal" style:font-size-complex="10pt" style:font-weight-complex="normal"/>
    </style:style>
    <style:style style:name="T2" style:family="text">
      <style:text-properties fo:font-size="10pt" fo:text-shadow="none" fo:font-weight="normal" style:font-size-asian="10pt" style:font-weight-asian="normal" style:font-size-complex="10pt" style:font-weight-complex="normal"/>
    </style:style>
    <style:style style:name="T3" style:family="text">
      <style:text-properties fo:font-size="10pt" style:font-size-asian="10pt" style:font-size-complex="10pt"/>
    </style:style>
    <style:style style:name="T4" style:family="text">
      <style:text-properties fo:font-size="11pt" style:font-size-asian="11pt" style:font-size-complex="11pt"/>
    </style:style>
    <style:style style:name="T5" style:family="text">
      <style:text-properties style:use-window-font-color="true" fo:font-family="さざなみ明朝" style:font-pitch="variable" fo:font-size="10pt" fo:text-shadow="none" fo:font-weight="normal" style:font-family-asian="さざなみ明朝" style:font-pitch-asian="variable" style:font-size-asian="10pt" style:font-weight-asian="normal" style:font-size-complex="10pt" style:font-weight-complex="normal"/>
    </style:style>
    <style:style style:name="T6" style:family="text">
      <style:text-properties fo:color="#0066cc" fo:font-size="10pt" style:font-size-asian="10pt" style:font-size-complex="10pt"/>
    </style:style>
    <style:style style:name="T7" style:family="text">
      <style:text-properties style:use-window-font-color="true" fo:font-size="10pt" fo:font-weight="normal" style:font-size-asian="10pt" style:font-weight-asian="normal" style:font-size-complex="10pt" style:font-weight-complex="normal"/>
    </style:style>
    <style:style style:name="T8" style:family="text">
      <style:text-properties style:use-window-font-color="true" fo:font-size="11pt" fo:text-shadow="1pt 1pt" fo:font-weight="normal" style:font-size-asian="11pt" style:font-weight-asian="normal" style:font-size-complex="11pt" style:font-weight-complex="normal"/>
    </style:style>
    <style:style style:name="T9" style:family="text">
      <style:text-properties fo:font-size="10pt" fo:font-weight="normal" style:font-size-asian="10pt" style:font-weight-asian="normal" style:font-size-complex="10pt" style:font-weight-complex="normal"/>
    </style:style>
    <style:style style:name="T10" style:family="text">
      <style:text-properties fo:font-size="10pt" fo:font-weight="bold" style:font-size-asian="10pt" style:font-weight-asian="bold" style:font-size-complex="10pt" style:font-weight-complex="bold"/>
    </style:style>
    <style:style style:name="T11" style:family="text">
      <style:text-properties style:use-window-font-color="true" fo:font-size="12pt" fo:text-shadow="1pt 1pt" fo:font-weight="normal" style:font-size-asian="12pt" style:font-weight-asian="normal" style:font-weight-complex="normal"/>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color="#0000ff" fo:font-size="10pt" fo:text-shadow="none" fo:font-weight="normal" style:font-size-asian="10pt" style:font-weight-asian="normal" style:font-size-complex="10pt" style:font-weight-complex="normal"/>
    </style:style>
    <style:style style:name="T14" style:family="text">
      <style:text-properties fo:font-size="11pt" fo:font-weight="bold" style:font-size-asian="11pt" style:font-weight-asian="bold" style:font-size-complex="11pt" style:font-weight-complex="bold"/>
    </style:style>
    <style:style style:name="T15" style:family="text">
      <style:text-properties fo:font-size="14pt" style:font-size-asian="14pt" style:font-size-complex="14pt"/>
    </style:style>
    <style:style style:name="T16" style:family="text">
      <style:text-properties fo:font-size="13pt" fo:font-weight="bold" style:font-size-asian="13pt" style:font-weight-asian="bold" style:font-size-complex="13pt" style:font-weight-complex="bold"/>
    </style:style>
    <style:style style:name="T17" style:family="text">
      <style:text-properties fo:color="#0066cc" fo:font-size="12pt" style:font-size-asian="12pt" style:font-size-complex="12pt"/>
    </style:style>
    <text:list-style style:name="L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標準" presentation:presentation-page-layout-name="AL1T21">
        <office:forms form:automatic-focus="false" form:apply-design-mode="false"/>
        <draw:rect draw:style-name="gr1" draw:text-style-name="P2" draw:id="id1" draw:layer="layout" svg:width="2.027cm" svg:height="0.684cm" svg:x="4.487cm" svg:y="2.015cm">
          <text:p text:style-name="P1"><text:span text:style-name="T1">master</text:span></text:p>
        </draw:rect>
        <draw:rect draw:style-name="gr1" draw:text-style-name="P2" draw:id="id2" draw:layer="layout" svg:width="2.027cm" svg:height="0.603cm" svg:x="7.827cm" svg:y="2.016cm">
          <text:p text:style-name="P1"><text:span text:style-name="T1">slave1</text:span></text:p>
        </draw:rect>
        <draw:custom-shape draw:style-name="gr2" draw:text-style-name="P4" draw:layer="layout" svg:width="4.486cm" svg:height="1.14cm" svg:x="1.996cm" svg:y="3.422cm">
          <text:p text:style-name="P3"><text:span text:style-name="T2">max_wal_senders</text:span><text:span text:style-name="T2">の値まで</text:span></text:p>
          <text:p text:style-name="P3"><text:span text:style-name="T2">スレーブを接続可能</text:span></text:p>
          <draw:enhanced-geometry svg:viewBox="0 0 21600 21600" draw:glue-points="10800 0 0 10800 10800 21600 21600 10800 ?f40 ?f41" draw:text-areas="0 0 21600 21600" draw:type="rectangular-callout" draw:modifiers="16458.7474927569 -13686.941279579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1" draw:text-style-name="P2" draw:id="id3" draw:layer="layout" svg:width="2.014cm" svg:height="0.688cm" svg:x="7.828cm" svg:y="3.485cm">
          <text:p text:style-name="P1"><text:span text:style-name="T1">slave2</text:span></text:p>
        </draw:rect>
        <draw:rect draw:style-name="gr3" draw:text-style-name="P2" draw:id="id4" draw:layer="layout" svg:width="2.014cm" svg:height="0.769cm" svg:x="7.828cm" svg:y="5.722cm">
          <text:p text:style-name="P1"><text:span text:style-name="T1">slaveN</text:span></text:p>
        </draw:rect>
        <draw:frame draw:style-name="gr4" draw:text-style-name="P5" draw:layer="layout" svg:width="0.18cm" svg:height="1.593cm" svg:x="8.8cm" svg:y="4.392cm">
          <draw:text-box>
            <text:p text:style-name="P1"><text:span text:style-name="T3">.</text:span></text:p>
            <text:p text:style-name="P1"><text:span text:style-name="T3">.</text:span></text:p>
            <text:p text:style-name="P1"><text:span text:style-name="T3">.</text:span></text:p>
            <text:p text:style-name="P1"><text:span text:style-name="T3">.</text:span></text:p>
          </draw:text-box>
        </draw:frame>
        <draw:connector draw:style-name="gr5" draw:layer="layout" svg:x1="6.514cm" svg:y1="2.357cm" svg:x2="7.827cm" svg:y2="2.317cm" draw:start-shape="id1" draw:start-glue-point="1" draw:end-shape="id2" draw:end-glue-point="3" svg:d="m6514 2357h657v-40h656">
          <text:p/>
        </draw:connector>
        <draw:connector draw:style-name="gr5" draw:layer="layout" svg:x1="6.514cm" svg:y1="2.357cm" svg:x2="7.828cm" svg:y2="3.829cm" draw:start-shape="id1" draw:start-glue-point="1" draw:end-shape="id3" draw:end-glue-point="3" svg:d="m6514 2357h657v1472h657">
          <text:p/>
        </draw:connector>
        <draw:connector draw:style-name="gr5" draw:layer="layout" svg:x1="6.514cm" svg:y1="2.357cm" svg:x2="7.828cm" svg:y2="6.106cm" draw:start-shape="id1" draw:start-glue-point="1" draw:end-shape="id4" svg:d="m6514 2357h657v3749h657">
          <text:p/>
        </draw:connector>
        <draw:custom-shape draw:style-name="gr2" draw:text-style-name="P4" draw:layer="layout" svg:width="5.597cm" svg:height="1.067cm" svg:x="1.003cm" svg:y="5.649cm">
          <text:p text:style-name="P3"><text:span text:style-name="T2">マスタや他のスレーブの稼働中に</text:span></text:p>
          <text:p text:style-name="P3"><text:span text:style-name="T2">スレーブの追加</text:span><text:span text:style-name="T2">/</text:span><text:span text:style-name="T2">削除可能</text:span></text:p>
          <draw:enhanced-geometry svg:viewBox="0 0 21600 21600" draw:glue-points="10800 0 0 10800 10800 21600 21600 10800 ?f40 ?f41" draw:text-areas="0 0 21600 21600" draw:type="rectangular-callout" draw:modifiers="23398.0707395498 9161.7977528089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6" draw:layer="layout" svg:width="15.36cm" svg:height="0.471cm" svg:x="2.039cm" svg:y="0.821cm">
          <draw:text-box>
            <text:p><text:span text:style-name="T4">(1) 9.0</text:span><text:span text:style-name="T4">の</text:span><text:span text:style-name="T4">(</text:span><text:span text:style-name="T4">非同期</text:span><text:span text:style-name="T4">)</text:span><text:span text:style-name="T4">レプリケーション</text:span><text:span text:style-name="T4"><text:tab/></text:span><text:span text:style-name="T4"><text:tab/></text:span><text:span text:style-name="T4">　　</text:span><text:span text:style-name="T4">(2) 9.1</text:span><text:span text:style-name="T4">以降のレプリケーション</text:span></text:p>
          </draw:text-box>
        </draw:frame>
        <draw:rect draw:style-name="gr1" draw:text-style-name="P2" draw:id="id5" draw:layer="layout" svg:width="2.027cm" svg:height="0.684cm" svg:x="11.887cm" svg:y="2.316cm">
          <text:p text:style-name="P1"><text:span text:style-name="T1">master</text:span></text:p>
        </draw:rect>
        <draw:rect draw:style-name="gr1" draw:text-style-name="P2" draw:id="id6" draw:layer="layout" svg:width="2.027cm" svg:height="0.603cm" svg:x="15.227cm" svg:y="2.317cm">
          <text:p text:style-name="P1"><text:span text:style-name="T1">slave1</text:span></text:p>
        </draw:rect>
        <draw:rect draw:style-name="gr1" draw:text-style-name="P2" draw:id="id7" draw:layer="layout" svg:width="2.027cm" svg:height="0.692cm" svg:x="15.228cm" svg:y="3.767cm">
          <text:p text:style-name="P1"><text:span text:style-name="T1">slave2</text:span></text:p>
        </draw:rect>
        <draw:rect draw:style-name="gr3" draw:text-style-name="P2" draw:id="id8" draw:layer="layout" svg:width="2.027cm" svg:height="0.774cm" svg:x="15.228cm" svg:y="6.018cm">
          <text:p text:style-name="P1"><text:span text:style-name="T1">slaveN</text:span></text:p>
        </draw:rect>
        <draw:frame draw:style-name="gr4" draw:text-style-name="P5" draw:layer="layout" svg:width="0.18cm" svg:height="1.593cm" svg:x="16.2cm" svg:y="4.693cm">
          <draw:text-box>
            <text:p text:style-name="P1"><text:span text:style-name="T3">.</text:span></text:p>
            <text:p text:style-name="P1"><text:span text:style-name="T3">.</text:span></text:p>
            <text:p text:style-name="P1"><text:span text:style-name="T3">.</text:span></text:p>
            <text:p text:style-name="P1"><text:span text:style-name="T3">.</text:span></text:p>
          </draw:text-box>
        </draw:frame>
        <draw:connector draw:style-name="gr5" draw:layer="layout" svg:x1="13.914cm" svg:y1="2.658cm" svg:x2="15.227cm" svg:y2="2.618cm" draw:start-shape="id5" draw:start-glue-point="1" draw:end-shape="id6" draw:end-glue-point="3" svg:d="m13914 2658h657v-40h656">
          <text:p/>
        </draw:connector>
        <draw:connector draw:style-name="gr5" draw:layer="layout" svg:x1="13.914cm" svg:y1="2.658cm" svg:x2="15.228cm" svg:y2="4.113cm" draw:start-shape="id5" draw:start-glue-point="1" draw:end-shape="id7" draw:end-glue-point="3" svg:d="m13914 2658h657v1455h657">
          <text:p/>
        </draw:connector>
        <draw:connector draw:style-name="gr5" draw:layer="layout" svg:x1="13.914cm" svg:y1="2.658cm" svg:x2="15.228cm" svg:y2="6.405cm" draw:start-shape="id5" draw:start-glue-point="1" draw:end-shape="id8" svg:d="m13914 2658h657v3747h657">
          <text:p/>
        </draw:connector>
        <draw:rect draw:style-name="gr1" draw:text-style-name="P2" draw:id="id9" draw:layer="layout" svg:width="2.027cm" svg:height="0.603cm" svg:x="18.928cm" svg:y="6.018cm">
          <text:p text:style-name="P1"><text:span text:style-name="T1">slave</text:span></text:p>
        </draw:rect>
        <draw:connector draw:style-name="gr6" draw:layer="layout" draw:type="line" svg:x1="17.254cm" svg:y1="6.318cm" svg:x2="18.928cm" svg:y2="6.319cm" draw:end-shape="id9" draw:end-glue-point="3" svg:d="m17254 6318 1674 1">
          <text:p/>
        </draw:connector>
        <draw:custom-shape draw:style-name="gr2" draw:text-style-name="P4" draw:layer="layout" svg:width="4.89cm" svg:height="1.152cm" svg:x="18.504cm" svg:y="4.451cm">
          <text:p text:style-name="P3"><text:span text:style-name="T2">9.2</text:span><text:span text:style-name="T2">以降、カスケードも可能</text:span></text:p>
          <text:p text:style-name="P3"><text:span text:style-name="T2">ただし、非同期のみ</text:span><text:span text:style-name="T2">)</text:span></text:p>
          <draw:enhanced-geometry svg:viewBox="0 0 21600 21600" draw:glue-points="10800 0 0 10800 10800 21600 21600 10800 ?f40 ?f41" draw:text-areas="0 0 21600 21600" draw:type="rectangular-callout" draw:modifiers="5025.72071151094 28006.938421509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7" draw:text-style-name="P7" draw:layer="layout" svg:width="2.857cm" svg:height="3.148cm" svg:x="14.807cm" svg:y="1.676cm">
          <text:p><text:span text:style-name="T3">同期</text:span></text:p>
          <text:p><text:span text:style-name="T3"/></text:p>
          <text:p><text:span text:style-name="T3"/></text:p>
          <text:p><text:span text:style-name="T3"/></text:p>
          <text:p><text:span text:style-name="T3"/></text:p>
          <text:p><text:span text:style-name="T3"/></text:p>
          <text:p><text:span text:style-name="T3"/></text:p>
        </draw:rect>
        <draw:rect draw:style-name="gr7" draw:text-style-name="P7" draw:layer="layout" svg:width="2.857cm" svg:height="1.827cm" svg:x="14.808cm" svg:y="5.14cm">
          <text:p><text:span text:style-name="T3">非同期</text:span></text:p>
          <text:p><text:span text:style-name="T3"/></text:p>
          <text:p><text:span text:style-name="T3"/></text:p>
          <text:p><text:span text:style-name="T3"/></text:p>
        </draw:rect>
        <draw:custom-shape draw:style-name="gr8" draw:text-style-name="P9" draw:layer="layout" svg:width="4.887cm" svg:height="0.934cm" svg:x="18.677cm" svg:y="1.37cm">
          <text:p text:style-name="P8"><text:span text:style-name="T5">同期書き込みを保証するのは</text:span></text:p>
          <text:p text:style-name="P8"><text:span text:style-name="T5"><text:s/></text:span><text:span text:style-name="T5">1</text:span><text:span text:style-name="T5">スレーブのみ</text:span></text:p>
          <draw:enhanced-geometry svg:viewBox="0 0 21600 21600" draw:glue-points="10800 0 0 10800 10800 21600 21600 10800 ?f40 ?f41" draw:text-areas="0 0 21600 21600" draw:type="rectangular-callout" draw:modifiers="-5638.62520458265 28761.497326203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9" draw:layer="layout" svg:width="13.705cm" svg:height="10.279cm" svg:x="3.641cm" svg:y="2.853cm" draw:page-number="1"/>
          <draw:frame presentation:style-name="pr1" draw:text-style-name="P1" draw:layer="layout" svg:width="14.507cm" svg:height="11.411cm" svg:x="3.248cm" svg:y="14.13cm" presentation:class="notes" presentation:placeholder="true">
            <draw:text-box/>
          </draw:frame>
        </presentation:notes>
      </draw:page>
      <draw:page draw:name="page2" draw:style-name="dp1" draw:master-page-name="標準">
        <office:forms form:automatic-focus="false" form:apply-design-mode="false"/>
        <draw:rect draw:style-name="gr10" draw:text-style-name="P7" draw:layer="layout" svg:width="4.498cm" svg:height="1.138cm" svg:x="1.482cm" svg:y="2.117cm">
          <text:p><text:span text:style-name="T3">master</text:span></text:p>
          <text:p><text:span text:style-name="T3"/></text:p>
          <text:p><text:span text:style-name="T3"/></text:p>
        </draw:rect>
        <draw:rect draw:style-name="gr11" draw:text-style-name="P7" draw:layer="layout" svg:width="1.746cm" svg:height="0.477cm" svg:x="1.72cm" svg:y="2.646cm">
          <text:p><text:span text:style-name="T3">Postgres</text:span></text:p>
        </draw:rect>
        <draw:rect draw:style-name="gr11" draw:text-style-name="P7" draw:layer="layout" svg:width="1.995cm" svg:height="0.477cm" svg:x="3.72cm" svg:y="2.647cm">
          <text:p><text:span text:style-name="T3">walsender</text:span></text:p>
        </draw:rect>
        <draw:rect draw:style-name="gr10" draw:text-style-name="P7" draw:layer="layout" svg:width="4.498cm" svg:height="1.138cm" svg:x="7.082cm" svg:y="2.117cm">
          <text:p><text:span text:style-name="T3">slave</text:span></text:p>
          <text:p><text:span text:style-name="T3"/></text:p>
          <text:p><text:span text:style-name="T3"/></text:p>
        </draw:rect>
        <draw:rect draw:style-name="gr11" draw:text-style-name="P7" draw:layer="layout" svg:width="2.143cm" svg:height="0.477cm" svg:x="7.191cm" svg:y="2.646cm">
          <text:p><text:span text:style-name="T3">walreceiver</text:span></text:p>
        </draw:rect>
        <draw:rect draw:style-name="gr11" draw:text-style-name="P7" draw:layer="layout" svg:width="1.995cm" svg:height="0.477cm" svg:x="9.42cm" svg:y="2.647cm">
          <text:p><text:span text:style-name="T3">startup</text:span></text:p>
        </draw:rect>
        <draw:line draw:style-name="gr12" draw:layer="layout" svg:x1="4.694cm" svg:y1="3.123cm" svg:x2="4.668cm" svg:y2="8.083cm">
          <text:p/>
        </draw:line>
        <draw:line draw:style-name="gr12" draw:layer="layout" svg:x1="8.296cm" svg:y1="3.123cm" svg:x2="8.27cm" svg:y2="8.083cm">
          <text:p/>
        </draw:line>
        <draw:line draw:style-name="gr12" draw:layer="layout" svg:x1="10.497cm" svg:y1="3.123cm" svg:x2="10.471cm" svg:y2="8.083cm">
          <text:p/>
        </draw:line>
        <draw:line draw:style-name="gr12" draw:layer="layout" svg:x1="2.393cm" svg:y1="3.123cm" svg:x2="2.367cm" svg:y2="8.083cm">
          <text:p/>
        </draw:line>
        <draw:line draw:style-name="gr6" draw:layer="layout" svg:x1="4.657cm" svg:y1="3.758cm" svg:x2="8.282cm" svg:y2="4.684cm">
          <text:p/>
        </draw:line>
        <draw:line draw:style-name="gr6" draw:layer="layout" svg:x1="4.659cm" svg:y1="6.458cm" svg:x2="8.284cm" svg:y2="7.384cm">
          <text:p/>
        </draw:line>
        <draw:custom-shape draw:style-name="gr13" draw:text-style-name="P10" draw:layer="layout" svg:width="3.412cm" svg:height="1.323cm" svg:x="0.503cm" svg:y="4.716cm">
          <text:p text:style-name="P8"><text:span text:style-name="T3"><text:s/></text:span><text:span text:style-name="T3">wal_sender_delay</text:span></text:p>
          <text:p text:style-name="P8"><text:span text:style-name="T3"><text:s/></text:span><text:span text:style-name="T3">に指定した時間周期</text:span></text:p>
          <text:p text:style-name="P8"><text:span text:style-name="T3"><text:s/></text:span><text:span text:style-name="T3">で</text:span><text:span text:style-name="T3">WAL</text:span><text:span text:style-name="T3">データを送信</text:span></text:p>
          <draw:enhanced-geometry svg:viewBox="0 0 21600 21600" draw:mirror-horizontal="false" draw:mirror-vertical="false" draw:glue-points="10800 0 0 10800 10800 21600 21600 10800 ?f40 ?f41" draw:text-areas="0 0 21600 21600" draw:type="rectangular-callout" draw:modifiers="23612.5402871374 7798.1873111782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1" draw:layer="layout" svg:width="0.219cm" svg:height="2.607cm" svg:x="4.325cm" svg:y="3.711cm">
          <text:p/>
          <draw:enhanced-geometry svg:viewBox="0 0 21600 21600" draw:glue-points="21600 0 0 10800 21600 21600" draw:text-areas="13800 ?f9 21600 ?f10" draw:type="left-brace" draw:modifiers="1800 11037.5490966222"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6" draw:layer="layout" svg:x1="8.282cm" svg:y1="4.895cm" svg:x2="10.478cm" svg:y2="5.345cm">
          <text:p/>
        </draw:line>
        <draw:line draw:style-name="gr6" draw:layer="layout" svg:x1="8.282cm" svg:y1="7.595cm" svg:x2="10.478cm" svg:y2="8.045cm">
          <text:p/>
        </draw:line>
        <draw:frame draw:style-name="gr4" draw:text-style-name="P6" draw:layer="layout" svg:width="16.025cm" svg:height="0.471cm" svg:x="2.038cm" svg:y="0.82cm">
          <draw:text-box>
            <text:p><text:span text:style-name="T4">(1) 9.0</text:span><text:span text:style-name="T4">の</text:span><text:span text:style-name="T4">(</text:span><text:span text:style-name="T4">非同期</text:span><text:span text:style-name="T4">)</text:span><text:span text:style-name="T4">レプリケーション</text:span><text:span text:style-name="T4"><text:tab/></text:span><text:span text:style-name="T4"><text:tab/></text:span><text:span text:style-name="T4"><text:tab/></text:span><text:span text:style-name="T4">　</text:span><text:span text:style-name="T4">(2)9.1</text:span><text:span text:style-name="T4">以降のレプリケーション</text:span></text:p>
          </draw:text-box>
        </draw:frame>
        <draw:rect draw:style-name="gr10" draw:text-style-name="P7" draw:layer="layout" svg:width="4.498cm" svg:height="1.138cm" svg:x="12.683cm" svg:y="2.117cm">
          <text:p><text:span text:style-name="T3">master</text:span></text:p>
          <text:p><text:span text:style-name="T3"/></text:p>
          <text:p><text:span text:style-name="T3"/></text:p>
        </draw:rect>
        <draw:rect draw:style-name="gr11" draw:text-style-name="P7" draw:layer="layout" svg:width="1.746cm" svg:height="0.477cm" svg:x="12.921cm" svg:y="2.646cm">
          <text:p><text:span text:style-name="T3">Postgres</text:span></text:p>
        </draw:rect>
        <draw:rect draw:style-name="gr11" draw:text-style-name="P7" draw:layer="layout" svg:width="1.995cm" svg:height="0.477cm" svg:x="14.921cm" svg:y="2.647cm">
          <text:p><text:span text:style-name="T3">walsender</text:span></text:p>
        </draw:rect>
        <draw:rect draw:style-name="gr10" draw:text-style-name="P7" draw:layer="layout" svg:width="4.498cm" svg:height="1.138cm" svg:x="18.283cm" svg:y="2.117cm">
          <text:p><text:span text:style-name="T3">slave</text:span></text:p>
          <text:p><text:span text:style-name="T3"/></text:p>
          <text:p><text:span text:style-name="T3"/></text:p>
        </draw:rect>
        <draw:rect draw:style-name="gr11" draw:text-style-name="P7" draw:layer="layout" svg:width="2.143cm" svg:height="0.477cm" svg:x="18.392cm" svg:y="2.646cm">
          <text:p><text:span text:style-name="T3">walreceiver</text:span></text:p>
        </draw:rect>
        <draw:rect draw:style-name="gr11" draw:text-style-name="P7" draw:layer="layout" svg:width="1.995cm" svg:height="0.477cm" svg:x="20.621cm" svg:y="2.647cm">
          <text:p><text:span text:style-name="T3">startup</text:span></text:p>
        </draw:rect>
        <draw:line draw:style-name="gr12" draw:layer="layout" svg:x1="15.895cm" svg:y1="3.123cm" svg:x2="15.869cm" svg:y2="8.083cm">
          <text:p/>
        </draw:line>
        <draw:line draw:style-name="gr12" draw:layer="layout" svg:x1="19.497cm" svg:y1="3.123cm" svg:x2="19.471cm" svg:y2="8.083cm">
          <text:p/>
        </draw:line>
        <draw:line draw:style-name="gr12" draw:layer="layout" svg:x1="21.698cm" svg:y1="3.123cm" svg:x2="21.672cm" svg:y2="8.083cm">
          <text:p/>
        </draw:line>
        <draw:line draw:style-name="gr12" draw:layer="layout" svg:x1="13.594cm" svg:y1="3.123cm" svg:x2="13.568cm" svg:y2="8.083cm">
          <text:p/>
        </draw:line>
        <draw:line draw:style-name="gr6" draw:layer="layout" svg:x1="15.858cm" svg:y1="3.758cm" svg:x2="19.483cm" svg:y2="4.684cm">
          <text:p/>
        </draw:line>
        <draw:custom-shape draw:style-name="gr13" draw:text-style-name="P10" draw:layer="layout" svg:width="3.412cm" svg:height="1.323cm" svg:x="11.704cm" svg:y="3.916cm">
          <text:p text:style-name="P8"><text:span text:style-name="T3">トランザクションの</text:span></text:p>
          <text:p text:style-name="P8"><text:span text:style-name="T3">COMMIT</text:span><text:span text:style-name="T3">実行毎に</text:span></text:p>
          <text:p text:style-name="P8"><text:span text:style-name="T3">WAL</text:span><text:span text:style-name="T3">ログを送信</text:span></text:p>
          <draw:enhanced-geometry svg:viewBox="0 0 21600 21600" draw:glue-points="10800 0 0 10800 10800 21600 21600 10800 ?f40 ?f41" draw:text-areas="0 0 21600 21600" draw:type="rectangular-callout" draw:modifiers="25732.6692059771 -2577.6435045317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6" draw:layer="layout" svg:x1="19.483cm" svg:y1="5.395cm" svg:x2="21.679cm" svg:y2="5.845cm">
          <text:p/>
        </draw:line>
        <draw:line draw:style-name="gr15" draw:text-style-name="P7" draw:layer="layout" svg:x1="15.875cm" svg:y1="6.274cm" svg:x2="19.262cm" svg:y2="5.11cm">
          <text:p><text:span text:style-name="T3">ACK</text:span></text:p>
          <text:p><text:span text:style-name="T3"/></text:p>
        </draw:line>
        <draw:line draw:style-name="gr15" draw:text-style-name="P7" draw:layer="layout" svg:x1="13.573cm" svg:y1="6.777cm" svg:x2="15.863cm" svg:y2="6.41cm">
          <text:p><text:span text:style-name="T3">ACK</text:span></text:p>
          <text:p><text:span text:style-name="T3"/></text:p>
        </draw:line>
        <draw:line draw:style-name="gr15" draw:text-style-name="P7" draw:layer="layout" svg:x1="15.876cm" svg:y1="6.274cm" svg:x2="19.263cm" svg:y2="5.11cm">
          <text:p><text:span text:style-name="T3">ACK</text:span></text:p>
          <text:p><text:span text:style-name="T3"/></text:p>
        </draw:line>
        <draw:custom-shape draw:style-name="gr13" draw:text-style-name="P10" draw:layer="layout" svg:width="5.086cm" svg:height="1.483cm" svg:x="11.007cm" svg:y="7.917cm">
          <text:p text:style-name="P8"><text:span text:style-name="T3">(</text:span><text:span text:style-name="T3">同期レプリケーションの場合</text:span><text:span text:style-name="T3">)</text:span></text:p>
          <text:p text:style-name="P8"><text:span text:style-name="T3">slave</text:span><text:span text:style-name="T3">からの</text:span><text:span text:style-name="T3">ACK</text:span><text:span text:style-name="T3">を受信後、</text:span></text:p>
          <text:p text:style-name="P8"><text:span text:style-name="T3">トランザクションを閉じる</text:span></text:p>
          <draw:enhanced-geometry svg:viewBox="0 0 21600 21600" draw:glue-points="10800 0 0 10800 10800 21600 21600 10800 ?f40 ?f41" draw:text-areas="0 0 21600 21600" draw:type="rectangular-callout" draw:modifiers="11010.1828189503 -14744.4743935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6" draw:text-style-name="P12" draw:layer="layout" svg:width="5.742cm" svg:height="0.424cm" svg:x="16.378cm" svg:y="9.287cm">
          <draw:text-box>
            <text:p><text:span text:style-name="T6">＊このシーケンスは簡略化している</text:span></text:p>
          </draw:text-box>
        </draw:frame>
        <draw:custom-shape draw:style-name="gr13" draw:text-style-name="P10" draw:layer="layout" svg:width="4.683cm" svg:height="0.944cm" svg:x="20.308cm" svg:y="4.217cm">
          <text:p text:style-name="P8"><text:span text:style-name="T3">受信した</text:span><text:span text:style-name="T3">WAL</text:span><text:span text:style-name="T3">ログを</text:span><text:span text:style-name="T3">HDD</text:span><text:span text:style-name="T3">に</text:span></text:p>
          <text:p text:style-name="P8"><text:span text:style-name="T3">書き込んだ後、</text:span><text:span text:style-name="T3">ACK</text:span><text:span text:style-name="T3">を返す</text:span></text:p>
          <draw:enhanced-geometry svg:viewBox="0 0 21600 21600" draw:glue-points="10800 0 0 10800 10800 21600 21600 10800 ?f40 ?f41" draw:text-areas="0 0 21600 21600" draw:type="rectangular-callout" draw:modifiers="-3209.56447480786 16731.42857142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9" draw:layer="layout" svg:width="13.705cm" svg:height="10.279cm" svg:x="3.641cm" svg:y="2.853cm" draw:page-number="2" presentation:class="page"/>
          <draw:frame presentation:style-name="pr1" draw:layer="layout" svg:width="14.507cm" svg:height="11.411cm" svg:x="3.248cm" svg:y="14.13cm" presentation:class="notes" presentation:placeholder="true">
            <draw:text-box/>
          </draw:frame>
        </presentation:notes>
      </draw:page>
      <draw:page draw:name="page3" draw:style-name="dp1" draw:master-page-name="標準" presentation:presentation-page-layout-name="AL1T21">
        <office:forms form:automatic-focus="false" form:apply-design-mode="false"/>
        <draw:rect draw:style-name="gr17" draw:text-style-name="P13" draw:layer="layout" svg:width="4.977cm" svg:height="1.361cm" svg:x="4.039cm" svg:y="2.726cm">
          <text:p text:style-name="P1"><text:span text:style-name="T7">master</text:span></text:p>
          <text:p text:style-name="P1"><text:span text:style-name="T7"/></text:p>
          <text:p text:style-name="P1"><text:span text:style-name="T7"/></text:p>
        </draw:rect>
        <draw:rect draw:style-name="gr1" draw:text-style-name="P14" draw:layer="layout" svg:width="2.027cm" svg:height="0.692cm" svg:x="4.334cm" svg:y="3.228cm">
          <text:p text:style-name="P1"><text:span text:style-name="T8">postgres</text:span></text:p>
        </draw:rect>
        <draw:rect draw:style-name="gr18" draw:text-style-name="P14" draw:layer="layout" svg:width="2.027cm" svg:height="0.693cm" svg:x="6.735cm" svg:y="3.228cm">
          <text:p text:style-name="P1"><text:span text:style-name="T8">walsender</text:span></text:p>
        </draw:rect>
        <draw:rect draw:style-name="gr17" draw:text-style-name="P13" draw:layer="layout" svg:width="7.537cm" svg:height="1.362cm" svg:x="11.88cm" svg:y="2.726cm">
          <text:p text:style-name="P1"><text:span text:style-name="T7">slave</text:span></text:p>
          <text:p text:style-name="P1"><text:span text:style-name="T7"/></text:p>
          <text:p text:style-name="P1"><text:span text:style-name="T7"/></text:p>
        </draw:rect>
        <draw:rect draw:style-name="gr1" draw:text-style-name="P14" draw:layer="layout" svg:width="2.027cm" svg:height="0.587cm" svg:x="17.235cm" svg:y="3.334cm">
          <text:p text:style-name="P1"><text:span text:style-name="T8">postgres</text:span></text:p>
        </draw:rect>
        <draw:rect draw:style-name="gr18" draw:text-style-name="P15" draw:layer="layout" svg:width="2.524cm" svg:height="0.614cm" svg:x="12.039cm" svg:y="3.308cm">
          <text:p text:style-name="P1"><text:span text:style-name="T8">walreceiver</text:span></text:p>
        </draw:rect>
        <draw:rect draw:style-name="gr18" draw:text-style-name="P14" draw:layer="layout" svg:width="2.027cm" svg:height="0.589cm" svg:x="14.937cm" svg:y="3.334cm">
          <text:p text:style-name="P1"><text:span text:style-name="T8">startup</text:span></text:p>
        </draw:rect>
        <draw:line draw:style-name="gr19" draw:text-style-name="P16" draw:layer="layout" svg:x1="7.784cm" svg:y1="9.946cm" svg:x2="7.774cm" svg:y2="4.236cm">
          <text:p/>
        </draw:line>
        <draw:line draw:style-name="gr19" draw:text-style-name="P16" draw:layer="layout" svg:x1="5.384cm" svg:y1="9.945cm" svg:x2="5.374cm" svg:y2="4.236cm">
          <text:p/>
        </draw:line>
        <draw:line draw:style-name="gr19" draw:text-style-name="P16" draw:layer="layout" svg:x1="18.282cm" svg:y1="9.946cm" svg:x2="18.272cm" svg:y2="4.236cm">
          <text:p/>
        </draw:line>
        <draw:line draw:style-name="gr19" draw:text-style-name="P16" draw:layer="layout" svg:x1="15.882cm" svg:y1="9.945cm" svg:x2="15.872cm" svg:y2="4.236cm">
          <text:p/>
        </draw:line>
        <draw:line draw:style-name="gr19" draw:text-style-name="P16" draw:layer="layout" svg:x1="13.683cm" svg:y1="9.947cm" svg:x2="13.673cm" svg:y2="4.237cm">
          <text:p/>
        </draw:line>
        <draw:rect draw:style-name="gr20" draw:text-style-name="P14" draw:layer="layout" svg:width="2.027cm" svg:height="0.487cm" svg:x="14.938cm" svg:y="5.227cm">
          <text:p text:style-name="P1"><text:span text:style-name="T8">startup</text:span></text:p>
        </draw:rect>
        <draw:frame draw:style-name="gr21" draw:text-style-name="P17" draw:layer="layout" svg:width="2.206cm" svg:height="0.424cm" svg:x="18.529cm" svg:y="4.369cm">
          <draw:text-box>
            <text:p text:style-name="P1"><text:span text:style-name="T9">(2)slave</text:span><text:span text:style-name="T9">起動</text:span></text:p>
          </draw:text-box>
        </draw:frame>
        <draw:frame draw:style-name="gr21" draw:text-style-name="P17" draw:layer="layout" svg:width="2.384cm" svg:height="0.424cm" svg:x="5.429cm" svg:y="4.369cm">
          <draw:text-box>
            <text:p text:style-name="P1"><text:span text:style-name="T9">(1)master</text:span><text:span text:style-name="T9">起動</text:span></text:p>
          </draw:text-box>
        </draw:frame>
        <draw:frame draw:style-name="gr22" draw:text-style-name="P17" draw:layer="layout" svg:width="3.967cm" svg:height="0.424cm" svg:x="14.129cm" svg:y="4.778cm">
          <draw:text-box>
            <text:p text:style-name="P1"><text:span text:style-name="T9">(3)startup</text:span><text:span text:style-name="T9">プロセス起動</text:span></text:p>
          </draw:text-box>
        </draw:frame>
        <draw:rect draw:style-name="gr20" draw:text-style-name="P14" draw:layer="layout" svg:width="2.68cm" svg:height="0.557cm" svg:x="12.386cm" svg:y="6.541cm">
          <text:p text:style-name="P1"><text:span text:style-name="T8">walreceiver</text:span></text:p>
        </draw:rect>
        <draw:frame draw:style-name="gr21" draw:text-style-name="P17" draw:layer="layout" svg:width="4.678cm" svg:height="0.424cm" svg:x="12.03cm" svg:y="5.92cm">
          <draw:text-box>
            <text:p text:style-name="P1"><text:span text:style-name="T9">(4)walreceiver</text:span><text:span text:style-name="T9">プロセス起動</text:span></text:p>
          </draw:text-box>
        </draw:frame>
        <draw:line draw:style-name="gr23" draw:text-style-name="P17" draw:layer="layout" svg:x1="5.443cm" svg:y1="7.415cm" svg:x2="13.665cm" svg:y2="7.456cm">
          <text:p text:style-name="P1"><text:span text:style-name="T9">(5)</text:span><text:span text:style-name="T9">接続要求</text:span></text:p>
          <text:p text:style-name="P1"><text:span text:style-name="T9"/></text:p>
        </draw:line>
        <draw:rect draw:style-name="gr20" draw:text-style-name="P14" draw:layer="layout" svg:width="2.027cm" svg:height="0.49cm" svg:x="6.736cm" svg:y="8.153cm">
          <text:p text:style-name="P1"><text:span text:style-name="T8">walsender</text:span></text:p>
        </draw:rect>
        <draw:frame draw:style-name="gr22" draw:text-style-name="P17" draw:layer="layout" svg:width="4.323cm" svg:height="0.424cm" svg:x="6.129cm" svg:y="7.654cm">
          <draw:text-box>
            <text:p text:style-name="P1"><text:span text:style-name="T9">(6)walsender</text:span><text:span text:style-name="T9">プロセス起動</text:span></text:p>
          </draw:text-box>
        </draw:frame>
        <draw:line draw:style-name="gr24" draw:text-style-name="P17" draw:layer="layout" svg:x1="7.747cm" svg:y1="8.927cm" svg:x2="13.665cm" svg:y2="8.956cm">
          <text:p text:style-name="P1"><text:span text:style-name="T9">(7)handshake</text:span></text:p>
          <text:p text:style-name="P1"><text:span text:style-name="T9"/></text:p>
        </draw:line>
        <draw:custom-shape draw:style-name="gr25" draw:text-style-name="P14" draw:layer="layout" svg:width="5.719cm" svg:height="0.829cm" svg:x="7.918cm" svg:y="9.118cm">
          <text:p text:style-name="P18"><text:span text:style-name="T8">接続</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 draw:text-style-name="P19" draw:layer="layout" svg:width="5.433cm" svg:height="0.752cm" svg:x="14.519cm" svg:y="8.829cm">
          <text:p text:style-name="P18"><text:span text:style-name="T10">select or poll</text:span><text:span text:style-name="T10">でデータ待ち</text:span></text:p>
          <draw:enhanced-geometry svg:viewBox="0 0 21600 21600" draw:glue-points="10800 0 0 10800 10800 21600 21600 10800 ?f40 ?f41" draw:text-areas="0 0 21600 21600" draw:type="rectangular-callout" draw:modifiers="-2806.33051159367 18473.306772908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9" draw:layer="layout" svg:width="13.705cm" svg:height="10.279cm" svg:x="3.641cm" svg:y="2.853cm" draw:page-number="3" presentation:class="page"/>
          <draw:frame presentation:style-name="pr1" draw:text-style-name="P1" draw:layer="layout" svg:width="14.507cm" svg:height="11.411cm" svg:x="3.248cm" svg:y="14.13cm" presentation:class="notes" presentation:placeholder="true">
            <draw:text-box/>
          </draw:frame>
        </presentation:notes>
      </draw:page>
      <draw:page draw:name="page4" draw:style-name="dp1" draw:master-page-name="標準" presentation:presentation-page-layout-name="AL1T21">
        <office:forms form:automatic-focus="false" form:apply-design-mode="false"/>
        <draw:rect draw:style-name="gr17" draw:text-style-name="P13" draw:layer="layout" svg:width="4.977cm" svg:height="1.361cm" svg:x="4.939cm" svg:y="2.726cm">
          <text:p text:style-name="P1"><text:span text:style-name="T7">master</text:span></text:p>
          <text:p text:style-name="P1"><text:span text:style-name="T7"/></text:p>
          <text:p text:style-name="P1"><text:span text:style-name="T7"/></text:p>
        </draw:rect>
        <draw:rect draw:style-name="gr1" draw:text-style-name="P14" draw:layer="layout" svg:width="2.027cm" svg:height="0.692cm" svg:x="5.234cm" svg:y="3.228cm">
          <text:p text:style-name="P1"><text:span text:style-name="T8">postgres</text:span></text:p>
        </draw:rect>
        <draw:rect draw:style-name="gr26" draw:text-style-name="P14" draw:layer="layout" svg:width="2.027cm" svg:height="0.693cm" svg:x="7.635cm" svg:y="3.228cm">
          <text:p text:style-name="P1"><text:span text:style-name="T8">walsender</text:span></text:p>
        </draw:rect>
        <draw:rect draw:style-name="gr17" draw:text-style-name="P13" draw:layer="layout" svg:width="5.239cm" svg:height="1.362cm" svg:x="12.78cm" svg:y="2.726cm">
          <text:p text:style-name="P1"><text:span text:style-name="T7">slave</text:span></text:p>
          <text:p text:style-name="P1"><text:span text:style-name="T7"/></text:p>
          <text:p text:style-name="P1"><text:span text:style-name="T7"/></text:p>
        </draw:rect>
        <draw:rect draw:style-name="gr26" draw:text-style-name="P15" draw:layer="layout" svg:width="2.524cm" svg:height="0.614cm" svg:x="12.939cm" svg:y="3.308cm">
          <text:p text:style-name="P1"><text:span text:style-name="T8">walreceiver</text:span></text:p>
        </draw:rect>
        <draw:rect draw:style-name="gr26" draw:text-style-name="P14" draw:layer="layout" svg:width="2.027cm" svg:height="0.589cm" svg:x="15.837cm" svg:y="3.334cm">
          <text:p text:style-name="P1"><text:span text:style-name="T8">startup</text:span></text:p>
        </draw:rect>
        <draw:line draw:style-name="gr19" draw:text-style-name="P16" draw:layer="layout" svg:x1="8.684cm" svg:y1="13.096cm" svg:x2="8.674cm" svg:y2="4.236cm">
          <text:p/>
        </draw:line>
        <draw:line draw:style-name="gr19" draw:text-style-name="P16" draw:layer="layout" svg:x1="6.284cm" svg:y1="13.095cm" svg:x2="6.274cm" svg:y2="4.237cm">
          <text:p/>
        </draw:line>
        <draw:line draw:style-name="gr19" draw:text-style-name="P16" draw:layer="layout" svg:x1="16.784cm" svg:y1="13.097cm" svg:x2="16.774cm" svg:y2="4.237cm">
          <text:p/>
        </draw:line>
        <draw:line draw:style-name="gr19" draw:text-style-name="P16" draw:layer="layout" svg:x1="14.384cm" svg:y1="13.095cm" svg:x2="14.374cm" svg:y2="4.237cm">
          <text:p/>
        </draw:line>
        <draw:custom-shape draw:style-name="gr8" draw:text-style-name="P10" draw:layer="layout" svg:width="3.837cm" svg:height="0.776cm" svg:x="1.879cm" svg:y="4.304cm">
          <text:p text:style-name="P8"><text:span text:style-name="T3">[1]COMMIT</text:span><text:span text:style-name="T3">で</text:span></text:p>
          <text:p text:style-name="P8"><text:span text:style-name="T3"><text:s text:c="3"/></text:span><text:span text:style-name="T3">wrire()+flash()</text:span></text:p>
          <draw:enhanced-geometry svg:viewBox="0 0 21600 21600" draw:glue-points="10800 0 0 10800 10800 21600 21600 10800 ?f40 ?f41" draw:text-areas="0 0 21600 21600" draw:type="rectangular-callout" draw:modifiers="24425.2214695154 13482.625482625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6" draw:layer="layout" svg:x1="8.679cm" svg:y1="5.206cm" svg:x2="14.366cm" svg:y2="5.556cm">
          <text:p/>
        </draw:line>
        <draw:custom-shape draw:style-name="gr8" draw:text-style-name="P10" draw:layer="layout" svg:width="2.953cm" svg:height="0.929cm" svg:x="8.98cm" svg:y="4.204cm">
          <text:p text:style-name="P8"><text:span text:style-name="T3">[2]</text:span><text:span text:style-name="T3">書き込まれた</text:span></text:p>
          <text:p text:style-name="P8"><text:span text:style-name="T3">　</text:span><text:span text:style-name="T3">WAL</text:span><text:span text:style-name="T3">ログを送信</text:span></text:p>
          <draw:enhanced-geometry svg:viewBox="0 0 21600 21600" draw:glue-points="10800 0 0 10800 10800 21600 21600 10800 ?f40 ?f41" draw:text-areas="0 0 21600 21600" draw:type="rectangular-callout" draw:modifiers="-2771.29316181449 18510.967741935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1" draw:layer="layout" svg:width="0.318cm" svg:height="3.36cm" svg:x="5.927cm" svg:y="5.3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8" draw:text-style-name="P10" draw:layer="layout" svg:width="4.517cm" svg:height="1.18cm" svg:x="0.9cm" svg:y="6.604cm">
          <text:p text:style-name="P8"><text:span text:style-name="T3">[3]SyncRepWaitForLSN()</text:span><text:span text:style-name="T3">で</text:span></text:p>
          <text:p text:style-name="P8"><text:span text:style-name="T3"><text:s text:c="3"/></text:span><text:span text:style-name="T3">slave</text:span><text:span text:style-name="T3">からの</text:span><text:span text:style-name="T3">ACK</text:span><text:span text:style-name="T3">を待つ</text:span></text:p>
          <draw:enhanced-geometry svg:viewBox="0 0 21600 21600" draw:glue-points="10800 0 0 10800 10800 21600 21600 10800 ?f40 ?f41" draw:text-areas="0 0 21600 21600" draw:type="rectangular-callout" draw:modifiers="24000 8852.1591871295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5" draw:text-style-name="P7" draw:layer="layout" svg:x1="8.678cm" svg:y1="7.064cm" svg:x2="14.261cm" svg:y2="6.244cm">
          <text:p><text:span text:style-name="T3">ACK</text:span></text:p>
          <text:p><text:span text:style-name="T3"/></text:p>
        </draw:line>
        <draw:line draw:style-name="gr15" draw:text-style-name="P7" draw:layer="layout" svg:x1="8.679cm" svg:y1="7.965cm" svg:x2="14.314cm" svg:y2="7.302cm">
          <text:p><text:span text:style-name="T3">ACK</text:span></text:p>
          <text:p><text:span text:style-name="T3"/></text:p>
        </draw:line>
        <draw:custom-shape draw:style-name="gr8" draw:text-style-name="P10" draw:layer="layout" svg:width="5.306cm" svg:height="0.669cm" svg:x="14.781cm" svg:y="5.405cm">
          <text:p text:style-name="P8"><text:span text:style-name="T3">[4]</text:span><text:span text:style-name="T3">受信した</text:span><text:span text:style-name="T3">WAL</text:span><text:span text:style-name="T3">ログを</text:span><text:span text:style-name="T3">write()</text:span></text:p>
          <draw:enhanced-geometry svg:viewBox="0 0 21600 21600" draw:glue-points="10800 0 0 10800 10800 21600 21600 10800 ?f40 ?f41" draw:text-areas="0 0 21600 21600" draw:type="rectangular-callout" draw:modifiers="-1473.37478801583 15603.58208955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10" draw:layer="layout" svg:width="4.741cm" svg:height="0.7cm" svg:x="14.782cm" svg:y="6.535cm">
          <text:p text:style-name="P8"><text:span text:style-name="T3">[5]flush()</text:span><text:span text:style-name="T3">で</text:span><text:span text:style-name="T3">HDD</text:span><text:span text:style-name="T3">に書き込み</text:span></text:p>
          <draw:enhanced-geometry svg:viewBox="0 0 21600 21600" draw:glue-points="10800 0 0 10800 10800 21600 21600 10800 ?f40 ?f41" draw:text-areas="0 0 21600 21600" draw:type="rectangular-callout" draw:modifiers="-1890.34162800506 15930.385164051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5" draw:text-style-name="P7" draw:layer="layout" svg:x1="6.38cm" svg:y1="8.766cm" svg:x2="8.599cm" svg:y2="8.176cm">
          <text:p><text:span text:style-name="T3">ACK</text:span></text:p>
          <text:p><text:span text:style-name="T3"/></text:p>
        </draw:line>
        <draw:custom-shape draw:style-name="gr8" draw:text-style-name="P10" draw:layer="layout" svg:width="4.517cm" svg:height="1.18cm" svg:x="0.901cm" svg:y="8.904cm">
          <text:p text:style-name="P8"><text:span text:style-name="T3">[6]slave</text:span><text:span text:style-name="T3">の</text:span><text:span text:style-name="T3">ACK</text:span><text:span text:style-name="T3">受信後、</text:span></text:p>
          <text:p text:style-name="P8"><text:span text:style-name="T3">　トランザクションを閉じる</text:span></text:p>
          <draw:enhanced-geometry svg:viewBox="0 0 21600 21600" draw:glue-points="10800 0 0 10800 10800 21600 21600 10800 ?f40 ?f41" draw:text-areas="0 0 21600 21600" draw:type="rectangular-callout" draw:modifiers="25171.3147410359 1847.2480948348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10" draw:layer="layout" svg:width="6.354cm" svg:height="0.859cm" svg:x="6.902cm" svg:y="8.904cm">
          <text:p text:style-name="P8"><text:span text:style-name="T3">プロセス間通信で</text:span><text:span text:style-name="T3">SyncRepWaitForLSN()</text:span></text:p>
          <text:p text:style-name="P8"><text:span text:style-name="T3">の</text:span><text:span text:style-name="T3">block</text:span><text:span text:style-name="T3">を解除</text:span></text:p>
          <draw:enhanced-geometry svg:viewBox="0 0 21600 21600" draw:glue-points="10800 0 0 10800 10800 21600 21600 10800 ?f40 ?f41" draw:text-areas="0 0 21600 21600" draw:type="rectangular-callout" draw:modifiers="2712.32100708104 -11628.837209302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5" draw:text-style-name="P7" draw:layer="layout" svg:x1="8.679cm" svg:y1="10.765cm" svg:x2="14.366cm" svg:y2="9.975cm">
          <text:p><text:span text:style-name="T3">ACK</text:span></text:p>
          <text:p><text:span text:style-name="T3"/></text:p>
        </draw:line>
        <draw:custom-shape draw:style-name="gr14" draw:text-style-name="P11" draw:layer="layout" svg:width="0.27cm" svg:height="2.725cm" svg:x="14.496cm" svg:y="9.816cm">
          <text:p/>
          <draw:enhanced-geometry svg:viewBox="0 0 21600 21600" draw:glue-points="0 0 0 21600 21600 10800" draw:text-areas="0 ?f9 7800 ?f10" draw:type="right-brace" draw:modifiers="1800 10640.955821061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 draw:text-style-name="P7" draw:layer="layout" svg:width="3.157cm" svg:height="1.27cm" svg:x="14.951cm" svg:y="10.427cm">
          <draw:text-box>
            <text:p><text:span text:style-name="T3">walreceiver</text:span><text:span text:style-name="T3">は</text:span></text:p>
            <text:p><text:span text:style-name="T3">Heartbeat</text:span><text:span text:style-name="T3">として</text:span></text:p>
            <text:p><text:span text:style-name="T3">周期的に</text:span><text:span text:style-name="T3">ACK</text:span><text:span text:style-name="T3">を送る</text:span></text:p>
          </draw:text-box>
        </draw:frame>
        <draw:line draw:style-name="gr6" draw:layer="layout" svg:x1="14.38cm" svg:y1="8.606cm" svg:x2="16.797cm" svg:y2="8.885cm">
          <text:p/>
        </draw:line>
        <draw:frame draw:style-name="gr4" draw:text-style-name="P7" draw:layer="layout" svg:width="3.157cm" svg:height="0.847cm" svg:x="16.952cm" svg:y="8.727cm">
          <draw:text-box>
            <text:p><text:span text:style-name="T3">周期的に</text:span><text:span text:style-name="T3">WAL</text:span><text:span text:style-name="T3">ログを</text:span></text:p>
            <text:p><text:span text:style-name="T3">REDO(</text:span><text:span text:style-name="T3">再実行</text:span><text:span text:style-name="T3">)</text:span><text:span text:style-name="T3">する</text:span></text:p>
          </draw:text-box>
        </draw:frame>
        <draw:line draw:style-name="gr15" draw:text-style-name="P7" draw:layer="layout" svg:x1="8.68cm" svg:y1="12.665cm" svg:x2="14.367cm" svg:y2="11.875cm">
          <text:p><text:span text:style-name="T3">ACK</text:span></text:p>
          <text:p><text:span text:style-name="T3"/></text:p>
        </draw:line>
        <presentation:notes draw:style-name="dp2">
          <draw:page-thumbnail draw:style-name="gr9" draw:layer="layout" svg:width="13.705cm" svg:height="10.279cm" svg:x="3.641cm" svg:y="2.853cm" draw:page-number="4" presentation:class="page"/>
          <draw:frame presentation:style-name="pr1" draw:text-style-name="P1" draw:layer="layout" svg:width="14.507cm" svg:height="11.411cm" svg:x="3.248cm" svg:y="14.13cm" presentation:class="notes" presentation:placeholder="true">
            <draw:text-box/>
          </draw:frame>
        </presentation:notes>
      </draw:page>
      <draw:page draw:name="page5" draw:style-name="dp1" draw:master-page-name="標準" presentation:presentation-page-layout-name="AL1T21">
        <office:forms form:automatic-focus="false" form:apply-design-mode="false"/>
        <draw:rect draw:style-name="gr17" draw:text-style-name="P13" draw:layer="layout" svg:width="6.71cm" svg:height="1.361cm" svg:x="8.106cm" svg:y="2.726cm">
          <text:p text:style-name="P1"><text:span text:style-name="T7">master</text:span></text:p>
          <text:p text:style-name="P1"><text:span text:style-name="T7"/></text:p>
          <text:p text:style-name="P1"><text:span text:style-name="T7"/></text:p>
        </draw:rect>
        <draw:rect draw:style-name="gr1" draw:text-style-name="P14" draw:layer="layout" svg:width="2.027cm" svg:height="0.692cm" svg:x="8.334cm" svg:y="3.228cm">
          <text:p text:style-name="P1"><text:span text:style-name="T8">postgres</text:span></text:p>
        </draw:rect>
        <draw:rect draw:style-name="gr26" draw:text-style-name="P14" draw:layer="layout" svg:width="2.027cm" svg:height="0.693cm" svg:x="12.635cm" svg:y="3.228cm">
          <text:p text:style-name="P1"><text:span text:style-name="T8">walsender</text:span></text:p>
        </draw:rect>
        <draw:rect draw:style-name="gr17" draw:text-style-name="P13" draw:layer="layout" svg:width="3.127cm" svg:height="1.362cm" svg:x="15.88cm" svg:y="2.726cm">
          <text:p text:style-name="P1"><text:span text:style-name="T7">slave=sync</text:span></text:p>
          <text:p text:style-name="P1"><text:span text:style-name="T7"/></text:p>
          <text:p text:style-name="P1"><text:span text:style-name="T7"/></text:p>
        </draw:rect>
        <draw:rect draw:style-name="gr26" draw:text-style-name="P15" draw:layer="layout" svg:width="2.524cm" svg:height="0.614cm" svg:x="16.039cm" svg:y="3.308cm">
          <text:p text:style-name="P1"><text:span text:style-name="T8">walreceiver</text:span></text:p>
        </draw:rect>
        <draw:line draw:style-name="gr19" draw:text-style-name="P16" draw:layer="layout" svg:x1="13.584cm" svg:y1="10.022cm" svg:x2="13.574cm" svg:y2="4.236cm">
          <text:p/>
        </draw:line>
        <draw:line draw:style-name="gr19" draw:text-style-name="P16" draw:layer="layout" svg:x1="9.184cm" svg:y1="10.022cm" svg:x2="9.174cm" svg:y2="4.237cm">
          <text:p/>
        </draw:line>
        <draw:line draw:style-name="gr19" draw:text-style-name="P16" draw:layer="layout" svg:x1="17.484cm" svg:y1="10.022cm" svg:x2="17.474cm" svg:y2="4.237cm">
          <text:p/>
        </draw:line>
        <draw:line draw:style-name="gr6" draw:layer="layout" svg:x1="11.349cm" svg:y1="4.743cm" svg:x2="17.569cm" svg:y2="5.088cm">
          <text:p/>
        </draw:line>
        <draw:custom-shape draw:style-name="gr14" draw:text-style-name="P11" draw:layer="layout" svg:width="0.318cm" svg:height="4.539cm" svg:x="8.827cm" svg:y="4.9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15" draw:text-style-name="P7" draw:layer="layout" svg:x1="11.436cm" svg:y1="8.55cm" svg:x2="17.475cm" svg:y2="7.849cm">
          <text:p><text:span text:style-name="T3">ACK</text:span></text:p>
          <text:p><text:span text:style-name="T3"/></text:p>
        </draw:line>
        <draw:line draw:style-name="gr15" draw:text-style-name="P7" draw:layer="layout" svg:x1="11.312cm" svg:y1="9.12cm" svg:x2="17.537cm" svg:y2="8.377cm">
          <text:p><text:span text:style-name="T3">ACK</text:span></text:p>
          <text:p><text:span text:style-name="T3"/></text:p>
        </draw:line>
        <draw:line draw:style-name="gr15" draw:text-style-name="P7" draw:layer="layout" svg:x1="9.295cm" svg:y1="9.465cm" svg:x2="11.499cm" svg:y2="9.291cm">
          <text:p><text:span text:style-name="T3">ACK</text:span></text:p>
          <text:p><text:span text:style-name="T3"/></text:p>
        </draw:line>
        <draw:custom-shape draw:style-name="gr8" draw:text-style-name="P10" draw:layer="layout" svg:width="4.517cm" svg:height="0.771cm" svg:x="3.001cm" svg:y="8.139cm">
          <text:p text:style-name="P8"><text:span text:style-name="T3">slave=sync</text:span><text:span text:style-name="T3">の</text:span><text:span text:style-name="T3">ACK</text:span><text:span text:style-name="T3">受信後、</text:span></text:p>
          <text:p text:style-name="P8"><text:span text:style-name="T3">　トランザクションを閉じる</text:span></text:p>
          <draw:enhanced-geometry svg:viewBox="0 0 21600 21600" draw:glue-points="10800 0 0 10800 10800 21600 21600 10800 ?f40 ?f41" draw:text-areas="0 0 21600 21600" draw:type="rectangular-callout" draw:modifiers="28364.9402390438 35337.82383419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17" draw:text-style-name="P13" draw:layer="layout" svg:width="2.997cm" svg:height="1.362cm" svg:x="20.481cm" svg:y="2.727cm">
          <text:p text:style-name="P1"><text:span text:style-name="T7">slave=potential</text:span></text:p>
          <text:p text:style-name="P1"><text:span text:style-name="T7"/></text:p>
          <text:p text:style-name="P1"><text:span text:style-name="T7"/></text:p>
        </draw:rect>
        <draw:rect draw:style-name="gr26" draw:text-style-name="P15" draw:layer="layout" svg:width="2.524cm" svg:height="0.614cm" svg:x="20.64cm" svg:y="3.309cm">
          <text:p text:style-name="P1"><text:span text:style-name="T8">walreceiver</text:span></text:p>
        </draw:rect>
        <draw:line draw:style-name="gr19" draw:text-style-name="P16" draw:layer="layout" svg:x1="22.085cm" svg:y1="10.022cm" svg:x2="22.075cm" svg:y2="4.237cm">
          <text:p/>
        </draw:line>
        <draw:rect draw:style-name="gr26" draw:text-style-name="P14" draw:layer="layout" svg:width="2.027cm" svg:height="0.693cm" svg:x="10.436cm" svg:y="3.229cm">
          <text:p text:style-name="P1"><text:span text:style-name="T8">walsender</text:span></text:p>
        </draw:rect>
        <draw:line draw:style-name="gr19" draw:text-style-name="P16" draw:layer="layout" svg:x1="11.384cm" svg:y1="10.022cm" svg:x2="11.374cm" svg:y2="4.236cm">
          <text:p/>
        </draw:line>
        <draw:line draw:style-name="gr6" draw:layer="layout" svg:x1="13.59cm" svg:y1="5.068cm" svg:x2="22.15cm" svg:y2="5.576cm">
          <text:p/>
        </draw:line>
        <draw:line draw:style-name="gr15" draw:text-style-name="P7" draw:layer="layout" svg:x1="13.579cm" svg:y1="6.927cm" svg:x2="22.15cm" svg:y2="6.064cm">
          <text:p><text:span text:style-name="T3">ACK</text:span></text:p>
          <text:p><text:span text:style-name="T3"/></text:p>
        </draw:line>
        <draw:line draw:style-name="gr15" draw:text-style-name="P7" draw:layer="layout" svg:x1="13.581cm" svg:y1="7.389cm" svg:x2="21.964cm" svg:y2="6.549cm">
          <text:p><text:span text:style-name="T3">ACK</text:span></text:p>
          <text:p><text:span text:style-name="T3"/></text:p>
        </draw:line>
        <draw:line draw:style-name="gr15" draw:text-style-name="P7" draw:layer="layout" svg:x1="9.201cm" svg:y1="7.87cm" svg:x2="13.584cm" svg:y2="7.525cm">
          <text:p><text:span text:style-name="T3">ACK</text:span></text:p>
          <text:p><text:span text:style-name="T3"/></text:p>
        </draw:line>
        <draw:custom-shape draw:style-name="gr8" draw:text-style-name="P10" draw:layer="layout" svg:width="6.419cm" svg:height="0.77cm" svg:x="2cm" svg:y="6.807cm">
          <text:p text:style-name="P8"><text:span text:style-name="T3">slave=potential</text:span><text:span text:style-name="T3">の</text:span><text:span text:style-name="T3">ACK</text:span><text:span text:style-name="T3">を受信しても、</text:span></text:p>
          <text:p text:style-name="P8"><text:span text:style-name="T3">トランザクションは閉じない</text:span></text:p>
          <draw:enhanced-geometry svg:viewBox="0 0 21600 21600" draw:glue-points="10800 0 0 10800 10800 21600 21600 10800 ?f40 ?f41" draw:text-areas="0 0 21600 21600" draw:type="rectangular-callout" draw:modifiers="23749.9065420561 29948.638132295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9" draw:layer="layout" svg:width="13.705cm" svg:height="10.279cm" svg:x="3.641cm" svg:y="2.853cm" draw:page-number="5" presentation:class="page"/>
          <draw:frame presentation:style-name="pr1" draw:text-style-name="P1" draw:layer="layout" svg:width="14.507cm" svg:height="11.411cm" svg:x="3.248cm" svg:y="14.13cm" presentation:class="notes" presentation:placeholder="true">
            <draw:text-box/>
          </draw:frame>
        </presentation:notes>
      </draw:page>
      <draw:page draw:name="page6" draw:style-name="dp1" draw:master-page-name="標準" presentation:presentation-page-layout-name="AL1T21">
        <office:forms form:automatic-focus="false" form:apply-design-mode="false"/>
        <draw:frame draw:style-name="gr27" draw:text-style-name="P11" draw:id="id10" draw:layer="layout" svg:width="2.1cm" svg:height="1.474cm" svg:x="3.807cm" svg:y="2.22cm">
          <draw:image xlink:href="Pictures/2000020D0000271100001AB4DFD6C909.svm" xlink:type="simple" xlink:show="embed" xlink:actuate="onLoad">
            <text:p/>
          </draw:image>
        </draw:frame>
        <draw:rect draw:style-name="gr1" draw:text-style-name="P20" draw:id="id11" draw:layer="layout" svg:width="2.027cm" svg:height="0.571cm" svg:x="1.832cm" svg:y="5.25cm">
          <text:p text:style-name="P1"><text:span text:style-name="T11">Master</text:span></text:p>
        </draw:rect>
        <draw:rect draw:style-name="gr1" draw:text-style-name="P20" draw:id="id12" draw:layer="layout" svg:width="2.027cm" svg:height="0.517cm" svg:x="6.433cm" svg:y="5.251cm">
          <text:p text:style-name="P1"><text:span text:style-name="T11">slave</text:span></text:p>
        </draw:rect>
        <draw:frame draw:style-name="gr4" draw:text-style-name="P21" draw:layer="layout" svg:width="16.195cm" svg:height="0.509cm" svg:x="0.989cm" svg:y="0.822cm">
          <draw:text-box>
            <text:p text:style-name="P1"><text:span text:style-name="T12">(1)</text:span><text:span text:style-name="T12">マスター故障</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2)</text:span><text:span text:style-name="T12">スイッチオーバ</text:span></text:p>
          </draw:text-box>
        </draw:frame>
        <draw:connector draw:style-name="gr28" draw:text-style-name="P22" draw:layer="layout" draw:type="line" svg:x1="4.857cm" svg:y1="3.694cm" svg:x2="2.845cm" svg:y2="5.25cm" draw:start-shape="id10" draw:start-glue-point="2" draw:end-shape="id11" draw:end-glue-point="0" svg:d="m4857 3694-2012 1556">
          <text:p text:style-name="P1"><text:span text:style-name="T13">更新</text:span></text:p>
          <text:p text:style-name="P1"><text:span text:style-name="T13">検索</text:span></text:p>
        </draw:connector>
        <draw:custom-shape draw:style-name="gr2" draw:text-style-name="P23" draw:layer="layout" svg:width="2.539cm" svg:height="0.766cm" svg:x="6.757cm" svg:y="3.186cm">
          <text:p text:style-name="P18"><text:span text:style-name="T2">検索のみ可能</text:span></text:p>
          <draw:enhanced-geometry svg:viewBox="0 0 21600 21600" draw:glue-points="10800 0 0 10800 10800 21600 21600 10800 ?f40 ?f41" draw:text-areas="0 0 21600 21600" draw:type="rectangular-callout" draw:modifiers="6675.5905511811 54070.404172099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29" draw:text-style-name="P22" draw:layer="layout" draw:type="line" svg:x1="4.857cm" svg:y1="3.694cm" svg:x2="7.446cm" svg:y2="5.251cm" draw:end-shape="id12" draw:end-glue-point="0" svg:d="m4857 3694 2589 1557">
          <text:p text:style-name="P1"><text:span text:style-name="T13">検索</text:span></text:p>
        </draw:connector>
        <draw:connector draw:style-name="gr6" draw:layer="layout" draw:type="line" svg:x1="3.859cm" svg:y1="5.535cm" svg:x2="6.433cm" svg:y2="5.509cm" draw:start-shape="id11" draw:start-glue-point="1" draw:end-shape="id12" draw:end-glue-point="3" svg:d="m3859 5535 2574-26">
          <text:p/>
        </draw:connector>
        <draw:custom-shape draw:style-name="gr30" draw:text-style-name="P24" draw:layer="layout" svg:width="3.282cm" svg:height="2.196cm" svg:x="1.058cm" svg:y="4.566cm">
          <text:p text:style-name="P11"><text:span text:style-name="T14">故障</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0" draw:text-style-name="P25" draw:layer="layout" svg:width="3.152cm" svg:height="2.06cm" svg:x="9.663cm" svg:y="3.237cm">
          <text:p text:style-name="P11"><text:span text:style-name="T3">マスタ昇格</text:span></text:p>
          <text:p text:style-name="P11"><text:span text:style-name="T3">(promote)</text:span></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 draw:text-style-name="P11" draw:layer="layout" svg:width="2.1cm" svg:height="1.474cm" svg:x="14.207cm" svg:y="2.12cm">
          <draw:image xlink:href="Pictures/2000020D0000271100001AB4DFD6C909.svm" xlink:type="simple" xlink:show="embed" xlink:actuate="onLoad">
            <text:p/>
          </draw:image>
        </draw:frame>
        <draw:rect draw:style-name="gr1" draw:text-style-name="P20" draw:id="id13" draw:layer="layout" svg:width="2.027cm" svg:height="0.517cm" svg:x="16.833cm" svg:y="5.151cm">
          <text:p text:style-name="P1"><text:span text:style-name="T11">新マスタ</text:span></text:p>
        </draw:rect>
        <draw:custom-shape draw:style-name="gr2" draw:text-style-name="P23" draw:layer="layout" svg:width="2.539cm" svg:height="0.766cm" svg:x="17.157cm" svg:y="3.086cm">
          <text:p text:style-name="P18"><text:span text:style-name="T2">更新、検索</text:span></text:p>
          <text:p text:style-name="P18"><text:span text:style-name="T2">どちらも可能</text:span></text:p>
          <draw:enhanced-geometry svg:viewBox="0 0 21600 21600" draw:glue-points="10800 0 0 10800 10800 21600 21600 10800 ?f40 ?f41" draw:text-areas="0 0 21600 21600" draw:type="rectangular-callout" draw:modifiers="6675.5905511811 54070.404172099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28" draw:text-style-name="P22" draw:layer="layout" draw:type="line" svg:x1="15.257cm" svg:y1="3.594cm" svg:x2="17.846cm" svg:y2="5.151cm" draw:end-shape="id13" draw:end-glue-point="0" svg:d="m15257 3594 2589 1557">
          <text:p text:style-name="P1"><text:span text:style-name="T13">更新</text:span></text:p>
          <text:p text:style-name="P1"><text:span text:style-name="T13">検索</text:span></text:p>
        </draw:connector>
        <draw:frame draw:style-name="gr31" draw:text-style-name="P7" draw:layer="layout" svg:width="6.403cm" svg:height="1.668cm" svg:x="9.098cm" svg:y="5.588cm">
          <draw:text-box>
            <text:p><text:span text:style-name="T3">昇格</text:span><text:span text:style-name="T3">(promote)</text:span><text:span text:style-name="T3">させる方法</text:span></text:p>
            <text:p><text:span text:style-name="T3">　</text:span><text:span text:style-name="T3">(1)trigger_file</text:span><text:span text:style-name="T3">生成</text:span></text:p>
            <text:p><text:span text:style-name="T3"><text:s text:c="3"/></text:span><text:span text:style-name="T3">or</text:span></text:p>
            <text:p><text:span text:style-name="T3">　</text:span><text:span text:style-name="T3">(2)pg_ctl promote</text:span><text:span text:style-name="T3">でシグナル送信</text:span></text:p>
          </draw:text-box>
        </draw:frame>
        <presentation:notes draw:style-name="dp2">
          <draw:page-thumbnail draw:style-name="gr9" draw:layer="layout" svg:width="13.705cm" svg:height="10.279cm" svg:x="3.641cm" svg:y="2.853cm" draw:page-number="6" presentation:class="page"/>
          <draw:frame presentation:style-name="pr1" draw:text-style-name="P1" draw:layer="layout" svg:width="14.507cm" svg:height="11.411cm" svg:x="3.248cm" svg:y="14.13cm" presentation:class="notes" presentation:placeholder="true">
            <draw:text-box/>
          </draw:frame>
        </presentation:notes>
      </draw:page>
      <draw:page draw:name="page7" draw:style-name="dp1" draw:master-page-name="標準">
        <office:forms form:automatic-focus="false" form:apply-design-mode="false"/>
        <draw:frame draw:style-name="gr32" draw:text-style-name="P6" draw:layer="layout" svg:width="8.311cm" svg:height="2.231cm" svg:x="2.2cm" svg:y="8.459cm">
          <draw:text-box>
            <text:p><text:span text:style-name="T4">sampledb=# DROP TABLE test1; </text:span></text:p>
            <text:p><text:span text:style-name="T4">DROP TABLE</text:span></text:p>
            <text:p><text:span text:style-name="T4">sampledb=# VACUUM;</text:span></text:p>
            <text:p><text:span text:style-name="T4">VACUUM</text:span></text:p>
            <text:p><text:span text:style-name="T4"/></text:p>
          </draw:text-box>
        </draw:frame>
        <draw:frame draw:style-name="gr4" draw:text-style-name="P16" draw:layer="layout" svg:width="11.209cm" svg:height="0.56cm" svg:x="2.719cm" svg:y="1.09cm">
          <draw:text-box>
            <text:p><text:span text:style-name="T15">master</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slave</text:span></text:p>
          </draw:text-box>
        </draw:frame>
        <draw:line draw:style-name="gr12" draw:layer="layout" svg:x1="2.314cm" svg:y1="10.261cm" svg:x2="22.364cm" svg:y2="10.251cm">
          <text:p/>
        </draw:line>
        <draw:frame draw:style-name="gr4" draw:text-style-name="P6" draw:layer="layout" svg:width="13.828cm" svg:height="13.091cm" svg:x="10.092cm" svg:y="2.586cm">
          <draw:text-box>
            <text:p><text:span text:style-name="T4">sampledb=# BEGIN ISOLATION LEVEL REPEATABLE READ;</text:span></text:p>
            <text:p><text:span text:style-name="T4">BEGIN</text:span></text:p>
            <text:p><text:span text:style-name="T4">sampledb=# SELECT count(*) FROM test1;</text:span></text:p>
            <text:p><text:span text:style-name="T4"><text:s/></text:span><text:span text:style-name="T4">count </text:span></text:p>
            <text:p><text:span text:style-name="T4">-------</text:span></text:p>
            <text:p><text:span text:style-name="T4"><text:s text:c="5"/></text:span><text:span text:style-name="T4">1</text:span></text:p>
            <text:p><text:span text:style-name="T4">(1 row)</text:span></text:p>
            <text:p><text:span text:style-name="T4"/></text:p>
            <text:p><text:span text:style-name="T4">sampledb=# SELECT pg_last_xlog_receive_location()AS receive_lsn,</text:span></text:p>
            <text:p><text:span text:style-name="T4">　　　　　　　 <text:s text:c="3"/></text:span><text:span text:style-name="T4">pg_last_xlog_replay_location() AS replay_lsn;</text:span></text:p>
            <text:p><text:span text:style-name="T4"><text:s/></text:span><text:span text:style-name="T4">receive_lsn | replay_lsn </text:span></text:p>
            <text:p><text:span text:style-name="T4">-------------+------------</text:span></text:p>
            <text:p><text:span text:style-name="T4"><text:s/></text:span><text:span text:style-name="T4">0/36EBCE8 <text:s text:c="2"/>| 0/36EBCE8</text:span></text:p>
            <text:p><text:span text:style-name="T4">(1 row)</text:span></text:p>
            <text:p><text:span text:style-name="T4"/></text:p>
            <text:p><text:span text:style-name="T4"/></text:p>
            <text:p><text:span text:style-name="T4"/></text:p>
            <text:p><text:span text:style-name="T4">sampledb=# SELECT pg_last_xlog_receive_location()AS receive_lsn,</text:span></text:p>
            <text:p><text:span text:style-name="T4">　　　　　　　 <text:s text:c="3"/></text:span><text:span text:style-name="T4">pg_last_xlog_replay_location() AS replay_lsn;</text:span></text:p>
            <text:p><text:span text:style-name="T4"><text:s/></text:span><text:span text:style-name="T4">receive_lsn | replay_lsn </text:span></text:p>
            <text:p><text:span text:style-name="T4">-------------+------------</text:span></text:p>
            <text:p><text:span text:style-name="T4"><text:s/></text:span><text:span text:style-name="T4">0/36ED628 <text:s text:c="2"/>| 0/36EC164</text:span></text:p>
            <text:p><text:span text:style-name="T4">(1 row)</text:span></text:p>
            <text:p><text:span text:style-name="T4"/></text:p>
            <text:p><text:span text:style-name="T4"/></text:p>
            <text:p><text:span text:style-name="T4"/></text:p>
            <text:p><text:span text:style-name="T4"/></text:p>
            <text:p><text:span text:style-name="T4"/></text:p>
            <text:p><text:span text:style-name="T4">sampledb=# FATAL: <text:s/>terminating connection due to conflict with recovery</text:span></text:p>
          </draw:text-box>
        </draw:frame>
        <draw:custom-shape draw:style-name="gr30" draw:text-style-name="P26" draw:layer="layout" svg:width="3.86cm" svg:height="1.12cm" svg:x="5.759cm" svg:y="9.735cm">
          <text:p text:style-name="P11"><text:span text:style-name="T16">Conflict</text:span><text:span text:style-name="T16">発生</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27" draw:layer="layout" svg:width="6.319cm" svg:height="0.685cm" svg:x="15.826cm" svg:y="7.571cm">
          <text:p text:style-name="P8"><text:span text:style-name="T17">受信した</text:span><text:span text:style-name="T17">WAL</text:span><text:span text:style-name="T17">ログは再実行済み</text:span></text:p>
          <draw:enhanced-geometry svg:viewBox="0 0 21600 21600" draw:glue-points="10800 0 0 10800 10800 21600 21600 10800 ?f40 ?f41" draw:text-areas="0 0 21600 21600" draw:type="rectangular-callout" draw:modifiers="-3127.21518987342 15523.032069970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27" draw:layer="layout" svg:width="7.456cm" svg:height="1.401cm" svg:x="15.827cm" svg:y="11.329cm">
          <text:p text:style-name="P8"><text:span text:style-name="T17">Conflict</text:span><text:span text:style-name="T17">が発生したので、</text:span></text:p>
          <text:p text:style-name="P8"><text:span text:style-name="T17">受信した</text:span><text:span text:style-name="T17">WAL</text:span><text:span text:style-name="T17">ログの再実行を休止中</text:span></text:p>
          <draw:enhanced-geometry svg:viewBox="0 0 21600 21600" draw:glue-points="10800 0 0 10800 10800 21600 21600 10800 ?f40 ?f41" draw:text-areas="0 0 21600 21600" draw:type="rectangular-callout" draw:modifiers="-2745.98363953332 11554.92154065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33" draw:layer="layout" svg:x1="12.669cm" svg:y1="12.825cm" svg:x2="12.669cm" svg:y2="15.315cm">
          <text:p/>
        </draw:line>
        <draw:frame draw:style-name="gr34" draw:text-style-name="P28" draw:layer="layout" svg:width="9.254cm" svg:height="1.017cm" svg:x="12.945cm" svg:y="13.773cm">
          <draw:text-box>
            <text:p><text:span text:style-name="T17">max_standby_streaming_delay</text:span><text:span text:style-name="T17">だけ待って、</text:span></text:p>
            <text:p><text:span text:style-name="T17">conflict</text:span><text:span text:style-name="T17">が解消しなければ、</text:span><text:span text:style-name="T17">FATAL</text:span><text:span text:style-name="T17">エラー</text:span></text:p>
          </draw:text-box>
        </draw:frame>
        <presentation:notes draw:style-name="dp2">
          <draw:page-thumbnail draw:style-name="gr9" draw:layer="layout" svg:width="13.705cm" svg:height="10.279cm" svg:x="3.641cm" svg:y="2.853cm" draw:page-number="7" presentation:class="page"/>
          <draw:frame presentation:style-name="pr1" draw:layer="layout" svg:width="14.507cm" svg:height="11.411cm" svg:x="3.248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27" draw:display-name="Gradient 27" draw:style="linear" draw:start-color="#000080" draw:end-color="#ffffff" draw:start-intensity="100%" draw:end-intensity="100%" draw:angle="0" draw:border="0%"/>
    <draw:gradient draw:name="Gradient_20_7" draw:display-name="Gradient 7" draw:style="linear" draw:start-color="#ff0000" draw:end-color="#ffffff" draw:start-intensity="100%" draw:end-intensity="100%" draw:angle="0" draw:border="0%"/>
    <draw:gradient draw:name="Gradient_20_8" draw:display-name="Gradient 8" draw:style="linear" draw:start-color="#008000" draw:end-color="#ffffff" draw:start-intensity="100%" draw:end-intensity="100%" draw:angle="0" draw:border="0%"/>
    <draw:gradient draw:name="Square_20_yellow_2f_white" draw:display-name="Square yellow/white" draw:style="square" draw:cx="50%" draw:cy="50%" draw:start-color="#e6ff00" draw:end-color="#ffffff" draw:start-intensity="100%" draw:end-intensity="100%" draw:angle="2700" draw:border="0%"/>
    <draw:marker draw:name="Arrow" svg:viewBox="0 0 20 30" svg:d="m10 0-10 30h20z"/>
    <draw:marker draw:name="Dimension_20_Lines" draw:display-name="Dimension Lines" svg:viewBox="0 0 836 110" svg:d="m0 0h278 278 280v36 36 38h-278-278-280v-36-36z"/>
    <draw:marker draw:name="Symmetric_20_Arrow" draw:display-name="Symmetric Arrow"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zxx" fo:country="none" style:font-family-asian="'HG Mincho Light J'" style:font-pitch-asian="variable" style:font-size-asian="24pt" style:language-asian="ja" style:country-asian="JP"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標準-background" style:family="presentation">
      <style:graphic-properties draw:stroke="none" draw:fill="none"/>
    </style:style>
    <style:style style:name="標準-backgroundobjects" style:family="presentation">
      <style:graphic-properties draw:shadow="hidden" draw:shadow-offset-x="0.3cm" draw:shadow-offset-y="0.3cm" draw:shadow-color="#808080"/>
    </style:style>
    <style:style style:name="標準-notes" style:family="presentation">
      <style:graphic-properties draw:stroke="none" draw:fill="none"/>
      <style:text-properties fo:color="#000000" style:text-outline="false" style:text-line-through-style="none" fo:font-family="Thorndale"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000000" style:text-outline="false" style:text-line-through-style="none" fo:font-family="Thorndale"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標準-outline2" style:family="presentation" style:parent-style-name="標準-outline1">
      <style:paragraph-properties fo:margin-left="2.4cm" fo:margin-right="0cm" fo:margin-top="0cm" fo:margin-bottom="0.4cm" fo:text-indent="-0.8cm"/>
      <style:text-properties fo:font-size="28pt" style:font-size-asian="28pt" style:font-size-complex="28pt"/>
    </style:style>
    <style:style style:name="標準-outline3" style:family="presentation" style:parent-style-name="標準-outline2">
      <style:paragraph-properties fo:margin-left="3.6cm" fo:margin-right="0cm" fo:margin-top="0cm" fo:margin-bottom="0.3cm" fo:text-indent="-0.6cm"/>
      <style:text-properties fo:font-size="24pt" style:font-size-asian="24pt" style:font-size-complex="24pt"/>
    </style:style>
    <style:style style:name="標準-outline4" style:family="presentation" style:parent-style-name="標準-outline3">
      <style:paragraph-properties fo:margin-left="4.8cm" fo:margin-right="0cm" fo:margin-top="0cm" fo:margin-bottom="0.2cm" fo:text-indent="-0.6cm"/>
      <style:text-properties fo:font-size="20pt" style:font-size-asian="20pt" style:font-size-complex="20pt"/>
    </style:style>
    <style:style style:name="標準-outline5" style:family="presentation" style:parent-style-name="標準-outline4">
      <style:paragraph-properties fo:margin-left="6cm" fo:margin-right="0cm" fo:margin-top="0cm" fo:margin-bottom="0.1cm" fo:text-indent="-0.6cm"/>
      <style:text-properties fo:font-size="20pt" style:font-size-asian="20pt" style:font-size-complex="20pt"/>
    </style:style>
    <style:style style:name="標準-outline6" style:family="presentation" style:parent-style-name="標準-outline5">
      <style:paragraph-properties fo:margin-left="7.2cm" fo:margin-right="0cm" fo:margin-top="0cm" fo:margin-bottom="0.1cm" fo:text-indent="-0.6cm"/>
      <style:text-properties fo:font-size="20pt" style:font-size-asian="20pt" style:font-size-complex="20pt"/>
    </style:style>
    <style:style style:name="標準-outline7" style:family="presentation" style:parent-style-name="標準-outline6">
      <style:paragraph-properties fo:margin-left="8.4cm" fo:margin-right="0cm" fo:margin-top="0cm" fo:margin-bottom="0.1cm" fo:text-indent="-0.6cm"/>
      <style:text-properties fo:font-size="20pt" style:font-size-asian="20pt" style:font-size-complex="20pt"/>
    </style:style>
    <style:style style:name="標準-outline8" style:family="presentation" style:parent-style-name="標準-outline7">
      <style:paragraph-properties fo:margin-left="9.6cm" fo:margin-right="0cm" fo:margin-top="0cm" fo:margin-bottom="0.1cm" fo:text-indent="-0.6cm"/>
      <style:text-properties fo:font-size="20pt" style:font-size-asian="20pt" style:font-size-complex="20pt"/>
    </style:style>
    <style:style style:name="標準-outline9" style:family="presentation" style:parent-style-name="標準-outline8">
      <style:paragraph-properties fo:margin-left="10.8cm" fo:margin-right="0cm" fo:margin-top="0cm" fo:margin-bottom="0.1cm" fo:text-indent="-0.6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Thorndale"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Thorndale" style:font-family-generic="roman" style:font-pitch="variable" fo:font-size="44pt" fo:font-style="normal" fo:text-shadow="none" style:text-underline-style="none" fo:font-weight="normal" style:font-family-asian="'HG Mincho Light J'" style:font-pitch-asian="variable" style:font-size-asian="44pt" style:font-style-asian="normal" style:font-weight-asian="normal" style:font-family-complex="'Arial Unicode MS'" style:font-pitch-complex="variable" style:font-size-complex="44pt" style:font-style-complex="normal" style:font-weight-complex="normal"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21">
      <presentation:placeholder presentation:object="page" svg:x="8.4cm" svg:y="0.697cm" svg:width="11.2cm" svg:height="8.4cm"/>
      <presentation:placeholder presentation:object="notes" svg:x="2.057cm" svg:y="9.911cm" svg:width="23.911cm" svg:height="9.324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91cm" svg:height="7.493cm" svg:x="2.786cm" svg:y="2cm"/>
      <draw:page-thumbnail draw:layer="backgroundobjects" svg:width="9.991cm" svg:height="7.493cm" svg:x="16.921cm" svg:y="2cm"/>
      <draw:page-thumbnail draw:layer="backgroundobjects" svg:width="9.991cm" svg:height="7.493cm" svg:x="2.786cm" svg:y="11.494cm"/>
      <draw:page-thumbnail draw:layer="backgroundobjects" svg:width="9.991cm" svg:height="7.493cm" svg:x="16.921cm" svg:y="11.494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59cm" svg:x="1.4cm" svg:y="4.914cm" presentation:class="outline" presentation:placeholder="true">
        <draw:text-box/>
      </draw:frame>
      <presentation:notes style:page-layout-name="PM2">
        <draw:page-thumbnail presentation:style-name="標準-title" draw:layer="backgroundobjects" svg:width="13.705cm" svg:height="10.279cm" svg:x="3.641cm" svg:y="2.853cm" presentation:class="page"/>
        <draw:frame presentation:style-name="標準-notes" draw:layer="backgroundobjects" svg:width="14.507cm" svg:height="11.41cm" svg:x="3.248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Linux OpenOffice.org_project/310m19$Build-9420</meta:generator>
    <meta:initial-creator>hironobu suzuki</meta:initial-creator>
    <meta:creation-date>2003-12-30T23:59:37</meta:creation-date>
    <dc:creator>suzuki hironobu</dc:creator>
    <dc:date>2012-08-11T17:35:56</dc:date>
    <meta:printed-by>suzuki hironobu</meta:printed-by>
    <meta:print-date>2004-06-02T12:57:20</meta:print-date>
    <meta:editing-cycles>737</meta:editing-cycles>
    <meta:editing-duration>PT248H10M37S</meta:editing-duration>
    <meta:document-statistic meta:object-count="183"/>
    <meta:user-defined meta:name="Info 1"/>
    <meta:user-defined meta:name="Info 2"/>
    <meta:user-defined meta:name="Info 3"/>
    <meta:user-defined meta:name="Info 4"/>
  </office:meta>
</office:document-meta>
</file>